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alse_p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False Positive</text:p>
          </table:table-cell>
          <table:table-cell table:number-columns-repeated="44"/>
        </table:table-row>
        <table:table-row table:style-name="ro1">
          <table:table-cell table:number-columns-repeated="46"/>
        </table:table-row>
        <table:table-row table:style-name="ro1">
          <table:table-cell/>
          <table:table-cell office:value-type="string" calcext:value-type="string">
            <text:p>rowid</text:p>
          </table:table-cell>
          <table:table-cell office:value-type="string" calcext:value-type="string">
            <text:p>kepid</text:p>
          </table:table-cell>
          <table:table-cell office:value-type="string" calcext:value-type="string">
            <text:p>koi_score</text:p>
          </table:table-cell>
          <table:table-cell office:value-type="string" calcext:value-type="string">
            <text:p>koi_fpflag_nt</text:p>
          </table:table-cell>
          <table:table-cell office:value-type="string" calcext:value-type="string">
            <text:p>koi_fpflag_ss</text:p>
          </table:table-cell>
          <table:table-cell office:value-type="string" calcext:value-type="string">
            <text:p>koi_fpflag_co</text:p>
          </table:table-cell>
          <table:table-cell office:value-type="string" calcext:value-type="string">
            <text:p>koi_fpflag_ec</text:p>
          </table:table-cell>
          <table:table-cell office:value-type="string" calcext:value-type="string">
            <text:p>koi_period</text:p>
          </table:table-cell>
          <table:table-cell office:value-type="string" calcext:value-type="string">
            <text:p>koi_period_err1</text:p>
          </table:table-cell>
          <table:table-cell office:value-type="string" calcext:value-type="string">
            <text:p>koi_period_err2</text:p>
          </table:table-cell>
          <table:table-cell office:value-type="string" calcext:value-type="string">
            <text:p>koi_time0bk</text:p>
          </table:table-cell>
          <table:table-cell office:value-type="string" calcext:value-type="string">
            <text:p>koi_time0bk_err1</text:p>
          </table:table-cell>
          <table:table-cell office:value-type="string" calcext:value-type="string">
            <text:p>koi_time0bk_err2</text:p>
          </table:table-cell>
          <table:table-cell office:value-type="string" calcext:value-type="string">
            <text:p>koi_impact</text:p>
          </table:table-cell>
          <table:table-cell office:value-type="string" calcext:value-type="string">
            <text:p>koi_impact_err1</text:p>
          </table:table-cell>
          <table:table-cell office:value-type="string" calcext:value-type="string">
            <text:p>koi_impact_err2</text:p>
          </table:table-cell>
          <table:table-cell office:value-type="string" calcext:value-type="string">
            <text:p>koi_duration</text:p>
          </table:table-cell>
          <table:table-cell office:value-type="string" calcext:value-type="string">
            <text:p>koi_duration_err1</text:p>
          </table:table-cell>
          <table:table-cell office:value-type="string" calcext:value-type="string">
            <text:p>koi_duration_err2</text:p>
          </table:table-cell>
          <table:table-cell office:value-type="string" calcext:value-type="string">
            <text:p>koi_depth</text:p>
          </table:table-cell>
          <table:table-cell office:value-type="string" calcext:value-type="string">
            <text:p>koi_depth_err1</text:p>
          </table:table-cell>
          <table:table-cell office:value-type="string" calcext:value-type="string">
            <text:p>koi_depth_err2</text:p>
          </table:table-cell>
          <table:table-cell office:value-type="string" calcext:value-type="string">
            <text:p>koi_prad</text:p>
          </table:table-cell>
          <table:table-cell office:value-type="string" calcext:value-type="string">
            <text:p>koi_prad_err1</text:p>
          </table:table-cell>
          <table:table-cell office:value-type="string" calcext:value-type="string">
            <text:p>koi_prad_err2</text:p>
          </table:table-cell>
          <table:table-cell office:value-type="string" calcext:value-type="string">
            <text:p>koi_teq</text:p>
          </table:table-cell>
          <table:table-cell office:value-type="string" calcext:value-type="string">
            <text:p>koi_teq_err1</text:p>
          </table:table-cell>
          <table:table-cell office:value-type="string" calcext:value-type="string">
            <text:p>koi_teq_err2</text:p>
          </table:table-cell>
          <table:table-cell office:value-type="string" calcext:value-type="string">
            <text:p>koi_insol</text:p>
          </table:table-cell>
          <table:table-cell office:value-type="string" calcext:value-type="string">
            <text:p>koi_insol_err1</text:p>
          </table:table-cell>
          <table:table-cell office:value-type="string" calcext:value-type="string">
            <text:p>koi_insol_err2</text:p>
          </table:table-cell>
          <table:table-cell office:value-type="string" calcext:value-type="string">
            <text:p>koi_model_snr</text:p>
          </table:table-cell>
          <table:table-cell office:value-type="string" calcext:value-type="string">
            <text:p>koi_tce_plnt_num</text:p>
          </table:table-cell>
          <table:table-cell office:value-type="string" calcext:value-type="string">
            <text:p>koi_steff</text:p>
          </table:table-cell>
          <table:table-cell office:value-type="string" calcext:value-type="string">
            <text:p>koi_steff_err1</text:p>
          </table:table-cell>
          <table:table-cell office:value-type="string" calcext:value-type="string">
            <text:p>koi_steff_err2</text:p>
          </table:table-cell>
          <table:table-cell office:value-type="string" calcext:value-type="string">
            <text:p>koi_slogg</text:p>
          </table:table-cell>
          <table:table-cell office:value-type="string" calcext:value-type="string">
            <text:p>koi_slogg_err1</text:p>
          </table:table-cell>
          <table:table-cell office:value-type="string" calcext:value-type="string">
            <text:p>koi_slogg_err2</text:p>
          </table:table-cell>
          <table:table-cell office:value-type="string" calcext:value-type="string">
            <text:p>koi_srad</text:p>
          </table:table-cell>
          <table:table-cell office:value-type="string" calcext:value-type="string">
            <text:p>koi_srad_err1</text:p>
          </table:table-cell>
          <table:table-cell office:value-type="string" calcext:value-type="string">
            <text:p>koi_srad_err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koi_kepmag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 office:value-type="float" office:value="5023" calcext:value-type="float">
            <text:p>5023</text:p>
          </table:table-cell>
          <table:table-cell office:value-type="float" office:value="3976" calcext:value-type="float">
            <text:p>3976</text:p>
          </table:table-cell>
          <table:table-cell table:number-columns-repeated="5" office:value-type="float" office:value="5023" calcext:value-type="float">
            <text:p>5023</text:p>
          </table:table-cell>
          <table:table-cell table:number-columns-repeated="2" office:value-type="float" office:value="4647" calcext:value-type="float">
            <text:p>4647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float" office:value="4647" calcext:value-type="float">
            <text:p>4647</text:p>
          </table:table-cell>
          <table:table-cell office:value-type="float" office:value="4724" calcext:value-type="float">
            <text:p>4724</text:p>
          </table:table-cell>
          <table:table-cell table:number-columns-repeated="2" office:value-type="float" office:value="4647" calcext:value-type="float">
            <text:p>4647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float" office:value="4647" calcext:value-type="float">
            <text:p>4647</text:p>
          </table:table-cell>
          <table:table-cell office:value-type="float" office:value="4724" calcext:value-type="float">
            <text:p>4724</text:p>
          </table:table-cell>
          <table:table-cell table:number-columns-repeated="2" office:value-type="float" office:value="4647" calcext:value-type="float">
            <text:p>4647</text:p>
          </table:table-cell>
          <table:table-cell table:number-columns-repeated="4" office:value-type="float" office:value="4724" calcext:value-type="float">
            <text:p>47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765" calcext:value-type="float">
            <text:p>4765</text:p>
          </table:table-cell>
          <table:table-cell office:value-type="float" office:value="4724" calcext:value-type="float">
            <text:p>4724</text:p>
          </table:table-cell>
          <table:table-cell office:value-type="float" office:value="4752" calcext:value-type="float">
            <text:p>4752</text:p>
          </table:table-cell>
          <table:table-cell office:value-type="float" office:value="4724" calcext:value-type="float">
            <text:p>4724</text:p>
          </table:table-cell>
          <table:table-cell office:value-type="float" office:value="4627" calcext:value-type="float">
            <text:p>4627</text:p>
          </table:table-cell>
          <table:table-cell office:value-type="float" office:value="4625" calcext:value-type="float">
            <text:p>4625</text:p>
          </table:table-cell>
          <table:table-cell office:value-type="float" office:value="4724" calcext:value-type="float">
            <text:p>4724</text:p>
          </table:table-cell>
          <table:table-cell table:number-columns-repeated="2" office:value-type="float" office:value="4627" calcext:value-type="float">
            <text:p>4627</text:p>
          </table:table-cell>
          <table:table-cell office:value-type="float" office:value="4724" calcext:value-type="float">
            <text:p>4724</text:p>
          </table:table-cell>
          <table:table-cell table:number-columns-repeated="2" office:value-type="float" office:value="4627" calcext:value-type="float">
            <text:p>4627</text:p>
          </table:table-cell>
          <table:table-cell table:number-columns-repeated="2" office:value-type="float" office:value="5023" calcext:value-type="float">
            <text:p>5023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5834.01075054748" calcext:value-type="float">
            <text:p>5834.01075054748</text:p>
          </table:table-cell>
          <table:table-cell office:value-type="float" office:value="7457494.35874975" calcext:value-type="float">
            <text:p>7457494.35874975</text:p>
          </table:table-cell>
          <table:table-cell office:value-type="float" office:value="0.0148991448692153" calcext:value-type="float">
            <text:p>0.014899144869215</text:p>
          </table:table-cell>
          <table:table-cell office:value-type="float" office:value="0.35417081425443" calcext:value-type="float">
            <text:p>0.35417081425443</text:p>
          </table:table-cell>
          <table:table-cell office:value-type="float" office:value="0.429424646625523" calcext:value-type="float">
            <text:p>0.429424646625523</text:p>
          </table:table-cell>
          <table:table-cell office:value-type="float" office:value="0.369898467051563" calcext:value-type="float">
            <text:p>0.369898467051563</text:p>
          </table:table-cell>
          <table:table-cell office:value-type="float" office:value="0.228349591877364" calcext:value-type="float">
            <text:p>0.228349591877364</text:p>
          </table:table-cell>
          <table:table-cell office:value-type="float" office:value="73.3122267960258" calcext:value-type="float">
            <text:p>73.3122267960258</text:p>
          </table:table-cell>
          <table:table-cell office:value-type="float" office:value="0.00306291652248764" calcext:value-type="float">
            <text:p>0.003062916522488</text:p>
          </table:table-cell>
          <table:table-cell office:value-type="float" office:value="-0.00306291652248764" calcext:value-type="float">
            <text:p>-0.003062916522488</text:p>
          </table:table-cell>
          <table:table-cell office:value-type="float" office:value="168.354269048656" calcext:value-type="float">
            <text:p>168.354269048656</text:p>
          </table:table-cell>
          <table:table-cell office:value-type="float" office:value="0.0112425287712502" calcext:value-type="float">
            <text:p>0.01124252877125</text:p>
          </table:table-cell>
          <table:table-cell office:value-type="float" office:value="-0.0112425287712502" calcext:value-type="float">
            <text:p>-0.01124252877125</text:p>
          </table:table-cell>
          <table:table-cell office:value-type="float" office:value="0.97629388230313" calcext:value-type="float">
            <text:p>0.97629388230313</text:p>
          </table:table-cell>
          <table:table-cell office:value-type="float" office:value="2.96021381536476" calcext:value-type="float">
            <text:p>2.96021381536476</text:p>
          </table:table-cell>
          <table:table-cell office:value-type="float" office:value="-0.332079104798794" calcext:value-type="float">
            <text:p>-0.332079104798794</text:p>
          </table:table-cell>
          <table:table-cell office:value-type="float" office:value="6.5764270754529" calcext:value-type="float">
            <text:p>6.5764270754529</text:p>
          </table:table-cell>
          <table:table-cell office:value-type="float" office:value="0.415733938024533" calcext:value-type="float">
            <text:p>0.415733938024533</text:p>
          </table:table-cell>
          <table:table-cell office:value-type="float" office:value="-0.415733938024533" calcext:value-type="float">
            <text:p>-0.415733938024533</text:p>
          </table:table-cell>
          <table:table-cell office:value-type="float" office:value="44922.6343564775" calcext:value-type="float">
            <text:p>44922.6343564775</text:p>
          </table:table-cell>
          <table:table-cell office:value-type="float" office:value="212.270992037874" calcext:value-type="float">
            <text:p>212.270992037874</text:p>
          </table:table-cell>
          <table:table-cell office:value-type="float" office:value="-212.270992037874" calcext:value-type="float">
            <text:p>-212.270992037874</text:p>
          </table:table-cell>
          <table:table-cell office:value-type="float" office:value="191.641693480102" calcext:value-type="float">
            <text:p>191.641693480102</text:p>
          </table:table-cell>
          <table:table-cell office:value-type="float" office:value="31.6973285351397" calcext:value-type="float">
            <text:p>31.6973285351397</text:p>
          </table:table-cell>
          <table:table-cell office:value-type="float" office:value="-62.2882239627435" calcext:value-type="float">
            <text:p>-62.2882239627435</text:p>
          </table:table-cell>
          <table:table-cell office:value-type="float" office:value="1298.7449195597" calcext:value-type="float">
            <text:p>1298.7449195597</text:p>
          </table:table-cell>
          <table:table-cell table:number-columns-repeated="2"/>
          <table:table-cell office:value-type="float" office:value="12398.6720062959" calcext:value-type="float">
            <text:p>12398.6720062959</text:p>
          </table:table-cell>
          <table:table-cell office:value-type="float" office:value="6145.92210073452" calcext:value-type="float">
            <text:p>6145.92210073452</text:p>
          </table:table-cell>
          <table:table-cell office:value-type="float" office:value="-6224.55877649529" calcext:value-type="float">
            <text:p>-6224.55877649529</text:p>
          </table:table-cell>
          <table:table-cell office:value-type="float" office:value="442.452773073666" calcext:value-type="float">
            <text:p>442.452773073666</text:p>
          </table:table-cell>
          <table:table-cell office:value-type="float" office:value="1.12037037037037" calcext:value-type="float">
            <text:p>1.12037037037037</text:p>
          </table:table-cell>
          <table:table-cell office:value-type="float" office:value="5848.87256562235" calcext:value-type="float">
            <text:p>5848.87256562235</text:p>
          </table:table-cell>
          <table:table-cell office:value-type="float" office:value="160.774800086449" calcext:value-type="float">
            <text:p>160.774800086449</text:p>
          </table:table-cell>
          <table:table-cell office:value-type="float" office:value="-185.076108108108" calcext:value-type="float">
            <text:p>-185.076108108108</text:p>
          </table:table-cell>
          <table:table-cell office:value-type="float" office:value="4.25148539373413" calcext:value-type="float">
            <text:p>4.25148539373413</text:p>
          </table:table-cell>
          <table:table-cell office:value-type="float" office:value="0.138878755132915" calcext:value-type="float">
            <text:p>0.138878755132915</text:p>
          </table:table-cell>
          <table:table-cell office:value-type="float" office:value="-0.160803976658742" calcext:value-type="float">
            <text:p>-0.160803976658742</text:p>
          </table:table-cell>
          <table:table-cell office:value-type="float" office:value="2.12509652836579" calcext:value-type="float">
            <text:p>2.12509652836579</text:p>
          </table:table-cell>
          <table:table-cell office:value-type="float" office:value="0.470890425761833" calcext:value-type="float">
            <text:p>0.470890425761833</text:p>
          </table:table-cell>
          <table:table-cell office:value-type="float" office:value="-0.550398746488006" calcext:value-type="float">
            <text:p>-0.550398746488006</text:p>
          </table:table-cell>
          <table:table-cell office:value-type="float" office:value="292.692661986861" calcext:value-type="float">
            <text:p>292.692661986861</text:p>
          </table:table-cell>
          <table:table-cell office:value-type="float" office:value="43.4945827925542" calcext:value-type="float">
            <text:p>43.4945827925542</text:p>
          </table:table-cell>
          <table:table-cell office:value-type="float" office:value="14.1986085225009" calcext:value-type="float">
            <text:p>14.198608522500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493.32022584146" calcext:value-type="float">
            <text:p>2493.32022584146</text:p>
          </table:table-cell>
          <table:table-cell office:value-type="float" office:value="2662936.87696279" calcext:value-type="float">
            <text:p>2662936.87696279</text:p>
          </table:table-cell>
          <table:table-cell office:value-type="float" office:value="0.0624091078603345" calcext:value-type="float">
            <text:p>0.062409107860335</text:p>
          </table:table-cell>
          <table:table-cell office:value-type="float" office:value="0.478308890729087" calcext:value-type="float">
            <text:p>0.478308890729087</text:p>
          </table:table-cell>
          <table:table-cell office:value-type="float" office:value="0.495043340171034" calcext:value-type="float">
            <text:p>0.495043340171034</text:p>
          </table:table-cell>
          <table:table-cell office:value-type="float" office:value="0.482825021758853" calcext:value-type="float">
            <text:p>0.482825021758853</text:p>
          </table:table-cell>
          <table:table-cell office:value-type="float" office:value="0.419810841446355" calcext:value-type="float">
            <text:p>0.419810841446355</text:p>
          </table:table-cell>
          <table:table-cell office:value-type="float" office:value="139.114025427501" calcext:value-type="float">
            <text:p>139.114025427501</text:p>
          </table:table-cell>
          <table:table-cell table:number-columns-repeated="2" office:value-type="float" office:value="0.0102134993019882" calcext:value-type="float">
            <text:p>0.010213499301988</text:p>
          </table:table-cell>
          <table:table-cell office:value-type="float" office:value="73.5865059954851" calcext:value-type="float">
            <text:p>73.5865059954851</text:p>
          </table:table-cell>
          <table:table-cell table:number-columns-repeated="2" office:value-type="float" office:value="0.0251676169556975" calcext:value-type="float">
            <text:p>0.025167616955698</text:p>
          </table:table-cell>
          <table:table-cell office:value-type="float" office:value="4.45398226104898" calcext:value-type="float">
            <text:p>4.45398226104898</text:p>
          </table:table-cell>
          <table:table-cell office:value-type="float" office:value="11.5550396030924" calcext:value-type="float">
            <text:p>11.5550396030924</text:p>
          </table:table-cell>
          <table:table-cell office:value-type="float" office:value="1.47953792752914" calcext:value-type="float">
            <text:p>1.47953792752914</text:p>
          </table:table-cell>
          <table:table-cell office:value-type="float" office:value="8.10383525342925" calcext:value-type="float">
            <text:p>8.10383525342925</text:p>
          </table:table-cell>
          <table:table-cell table:number-columns-repeated="2" office:value-type="float" office:value="0.78006901560459" calcext:value-type="float">
            <text:p>0.78006901560459</text:p>
          </table:table-cell>
          <table:table-cell office:value-type="float" office:value="110370.39576542" calcext:value-type="float">
            <text:p>110370.39576542</text:p>
          </table:table-cell>
          <table:table-cell table:number-columns-repeated="2" office:value-type="float" office:value="5756.68976646738" calcext:value-type="float">
            <text:p>5756.68976646738</text:p>
          </table:table-cell>
          <table:table-cell office:value-type="float" office:value="4288.08717568461" calcext:value-type="float">
            <text:p>4288.08717568461</text:p>
          </table:table-cell>
          <table:table-cell office:value-type="float" office:value="538.983873800074" calcext:value-type="float">
            <text:p>538.983873800074</text:p>
          </table:table-cell>
          <table:table-cell office:value-type="float" office:value="1663.7421920138" calcext:value-type="float">
            <text:p>1663.7421920138</text:p>
          </table:table-cell>
          <table:table-cell office:value-type="float" office:value="1028.12127486941" calcext:value-type="float">
            <text:p>1028.12127486941</text:p>
          </table:table-cell>
          <table:table-cell table:number-columns-repeated="2"/>
          <table:table-cell office:value-type="float" office:value="194868.488291945" calcext:value-type="float">
            <text:p>194868.488291945</text:p>
          </table:table-cell>
          <table:table-cell office:value-type="float" office:value="70752.0718973929" calcext:value-type="float">
            <text:p>70752.0718973929</text:p>
          </table:table-cell>
          <table:table-cell office:value-type="float" office:value="92366.0301121583" calcext:value-type="float">
            <text:p>92366.0301121583</text:p>
          </table:table-cell>
          <table:table-cell office:value-type="float" office:value="1049.13761250224" calcext:value-type="float">
            <text:p>1049.13761250224</text:p>
          </table:table-cell>
          <table:table-cell office:value-type="float" office:value="0.515217419442109" calcext:value-type="float">
            <text:p>0.515217419442109</text:p>
          </table:table-cell>
          <table:table-cell office:value-type="float" office:value="862.615091424141" calcext:value-type="float">
            <text:p>862.615091424141</text:p>
          </table:table-cell>
          <table:table-cell office:value-type="float" office:value="42.2010283335645" calcext:value-type="float">
            <text:p>42.2010283335645</text:p>
          </table:table-cell>
          <table:table-cell office:value-type="float" office:value="77.4895422260324" calcext:value-type="float">
            <text:p>77.4895422260324</text:p>
          </table:table-cell>
          <table:table-cell office:value-type="float" office:value="0.508406528248542" calcext:value-type="float">
            <text:p>0.508406528248542</text:p>
          </table:table-cell>
          <table:table-cell office:value-type="float" office:value="0.152089948939586" calcext:value-type="float">
            <text:p>0.152089948939586</text:p>
          </table:table-cell>
          <table:table-cell office:value-type="float" office:value="0.0858165897396398" calcext:value-type="float">
            <text:p>0.08581658973964</text:p>
          </table:table-cell>
          <table:table-cell office:value-type="float" office:value="7.52231776995772" calcext:value-type="float">
            <text:p>7.52231776995772</text:p>
          </table:table-cell>
          <table:table-cell office:value-type="float" office:value="1.22483965999774" calcext:value-type="float">
            <text:p>1.22483965999774</text:p>
          </table:table-cell>
          <table:table-cell office:value-type="float" office:value="2.75420056819526" calcext:value-type="float">
            <text:p>2.75420056819526</text:p>
          </table:table-cell>
          <table:table-cell office:value-type="float" office:value="4.63672838010145" calcext:value-type="float">
            <text:p>4.63672838010145</text:p>
          </table:table-cell>
          <table:table-cell office:value-type="float" office:value="3.5813822822539" calcext:value-type="float">
            <text:p>3.5813822822539</text:p>
          </table:table-cell>
          <table:table-cell office:value-type="float" office:value="1.47982552048292" calcext:value-type="float">
            <text:p>1.479825520482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float" office:value="892772" calcext:value-type="float">
            <text:p>8927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1842544" calcext:value-type="float">
            <text:p>0.241842544</text:p>
          </table:table-cell>
          <table:table-cell office:value-type="float" office:value="0.000000011" calcext:value-type="float">
            <text:p>1.1E-08</text:p>
          </table:table-cell>
          <table:table-cell office:value-type="float" office:value="-0.1725" calcext:value-type="float">
            <text:p>-0.1725</text:p>
          </table:table-cell>
          <table:table-cell office:value-type="float" office:value="120.5159138" calcext:value-type="float">
            <text:p>120.5159138</text:p>
          </table:table-cell>
          <table:table-cell office:value-type="float" office:value="0.0000133" calcext:value-type="float">
            <text:p>1.33E-05</text:p>
          </table:table-cell>
          <table:table-cell office:value-type="float" office:value="-0.569" calcext:value-type="float">
            <text:p>-0.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53" calcext:value-type="float">
            <text:p>-37.53</text:p>
          </table:table-cell>
          <table:table-cell office:value-type="float" office:value="0.1046" calcext:value-type="float">
            <text:p>0.1046</text:p>
          </table:table-cell>
          <table:table-cell office:value-type="float" office:value="0" calcext:value-type="float">
            <text:p>0</text:p>
          </table:table-cell>
          <table:table-cell office:value-type="float" office:value="-20.2" calcext:value-type="float">
            <text:p>-20.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388600" calcext:value-type="float">
            <text:p>-3886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77180" calcext:value-type="float">
            <text:p>-7718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5362422.45" calcext:value-type="float">
            <text:p>-5362422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office:value-type="float" office:value="-1762" calcext:value-type="float">
            <text:p>-1762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-1.007" calcext:value-type="float">
            <text:p>-1.007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-116.137" calcext:value-type="float">
            <text:p>-116.137</text:p>
          </table:table-cell>
          <table:table-cell office:value-type="float" office:value="279.85272" calcext:value-type="float">
            <text:p>279.85272</text:p>
          </table:table-cell>
          <table:table-cell office:value-type="float" office:value="36.678841" calcext:value-type="float">
            <text:p>36.678841</text:p>
          </table:table-cell>
          <table:table-cell office:value-type="float" office:value="6.966" calcext:value-type="float">
            <text:p>6.966</text:p>
          </table:table-cell>
        </table:table-row>
        <table:table-row table:style-name="ro1">
          <table:table-cell table:style-name="ce1" office:value-type="string" calcext:value-type="string">
            <text:p>25%</text:p>
          </table:table-cell>
          <table:table-cell office:value-type="float" office:value="4232" calcext:value-type="float">
            <text:p>4232</text:p>
          </table:table-cell>
          <table:table-cell office:value-type="float" office:value="5358574" calcext:value-type="float">
            <text:p>53585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074313275" calcext:value-type="float">
            <text:p>1.5074313275</text:p>
          </table:table-cell>
          <table:table-cell office:value-type="float" office:value="0.0000019235" calcext:value-type="float">
            <text:p>1.9235E-06</text:p>
          </table:table-cell>
          <table:table-cell office:value-type="float" office:value="-0.0002923" calcext:value-type="float">
            <text:p>-0.0002923</text:p>
          </table:table-cell>
          <table:table-cell office:value-type="float" office:value="132.20381" calcext:value-type="float">
            <text:p>132.20381</text:p>
          </table:table-cell>
          <table:table-cell office:value-type="float" office:value="0.0004495" calcext:value-type="float">
            <text:p>0.000449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032" calcext:value-type="float">
            <text:p>0.032</text:p>
          </table:table-cell>
          <table:table-cell office:value-type="float" office:value="-0.38" calcext:value-type="float">
            <text:p>-0.38</text:p>
          </table:table-cell>
          <table:table-cell office:value-type="float" office:value="2.539" calcext:value-type="float">
            <text:p>2.539</text:p>
          </table:table-cell>
          <table:table-cell office:value-type="float" office:value="0.0223" calcext:value-type="float">
            <text:p>0.0223</text:p>
          </table:table-cell>
          <table:table-cell office:value-type="float" office:value="-0.475" calcext:value-type="float">
            <text:p>-0.475</text:p>
          </table:table-cell>
          <table:table-cell office:value-type="float" office:value="159.05" calcext:value-type="float">
            <text:p>159.05</text:p>
          </table:table-cell>
          <table:table-cell office:value-type="float" office:value="10.3" calcext:value-type="float">
            <text:p>10.3</text:p>
          </table:table-cell>
          <table:table-cell office:value-type="float" office:value="-83.45" calcext:value-type="float">
            <text:p>-83.45</text:p>
          </table:table-cell>
          <table:table-cell office:value-type="float" office:value="1.52" calcext:value-type="float">
            <text:p>1.52</text:p>
          </table:table-cell>
          <table:table-cell office:value-type="float" office:value="0.35" calcext:value-type="float">
            <text:p>0.35</text:p>
          </table:table-cell>
          <table:table-cell office:value-type="float" office:value="-5.22" calcext:value-type="float">
            <text:p>-5.22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25.1" calcext:value-type="float">
            <text:p>25.1</text:p>
          </table:table-cell>
          <table:table-cell office:value-type="float" office:value="12.75" calcext:value-type="float">
            <text:p>12.75</text:p>
          </table:table-cell>
          <table:table-cell office:value-type="float" office:value="-801.83" calcext:value-type="float">
            <text:p>-801.83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151.5" calcext:value-type="float">
            <text:p>151.5</text:p>
          </table:table-cell>
          <table:table-cell office:value-type="float" office:value="-210" calcext:value-type="float">
            <text:p>-210</text:p>
          </table:table-cell>
          <table:table-cell office:value-type="float" office:value="4.12975" calcext:value-type="float">
            <text:p>4.12975</text:p>
          </table:table-cell>
          <table:table-cell office:value-type="float" office:value="0.046" calcext:value-type="float">
            <text:p>0.046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845" calcext:value-type="float">
            <text:p>0.845</text:p>
          </table:table-cell>
          <table:table-cell office:value-type="float" office:value="0.194" calcext:value-type="float">
            <text:p>0.194</text:p>
          </table:table-cell>
          <table:table-cell office:value-type="float" office:value="-0.386" calcext:value-type="float">
            <text:p>-0.386</text:p>
          </table:table-cell>
          <table:table-cell office:value-type="float" office:value="289.75461" calcext:value-type="float">
            <text:p>289.75461</text:p>
          </table:table-cell>
          <table:table-cell office:value-type="float" office:value="40.5148545" calcext:value-type="float">
            <text:p>40.5148545</text:p>
          </table:table-cell>
          <table:table-cell office:value-type="float" office:value="13.314" calcext:value-type="float">
            <text:p>13.314</text:p>
          </table:table-cell>
        </table:table-row>
        <table:table-row table:style-name="ro1">
          <table:table-cell table:style-name="ce1" office:value-type="string" calcext:value-type="string">
            <text:p>50%</text:p>
          </table:table-cell>
          <table:table-cell office:value-type="float" office:value="6134" calcext:value-type="float">
            <text:p>6134</text:p>
          </table:table-cell>
          <table:table-cell office:value-type="float" office:value="7541746" calcext:value-type="float">
            <text:p>75417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38315744" calcext:value-type="float">
            <text:p>6.38315744</text:p>
          </table:table-cell>
          <table:table-cell office:value-type="float" office:value="0.00001352" calcext:value-type="float">
            <text:p>1.352E-05</text:p>
          </table:table-cell>
          <table:table-cell office:value-type="float" office:value="-0.00001352" calcext:value-type="float">
            <text:p>-1.352E-05</text:p>
          </table:table-cell>
          <table:table-cell office:value-type="float" office:value="134.8898" calcext:value-type="float">
            <text:p>134.8898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-0.00367" calcext:value-type="float">
            <text:p>-0.00367</text:p>
          </table:table-cell>
          <table:table-cell office:value-type="float" office:value="0.656" calcext:value-type="float">
            <text:p>0.656</text:p>
          </table:table-cell>
          <table:table-cell office:value-type="float" office:value="0.179" calcext:value-type="float">
            <text:p>0.179</text:p>
          </table:table-cell>
          <table:table-cell office:value-type="float" office:value="-0.1328" calcext:value-type="float">
            <text:p>-0.1328</text:p>
          </table:table-cell>
          <table:table-cell office:value-type="float" office:value="4.09326" calcext:value-type="float">
            <text:p>4.09326</text:p>
          </table:table-cell>
          <table:table-cell office:value-type="float" office:value="0.149" calcext:value-type="float">
            <text:p>0.149</text:p>
          </table:table-cell>
          <table:table-cell office:value-type="float" office:value="-0.149" calcext:value-type="float">
            <text:p>-0.149</text:p>
          </table:table-cell>
          <table:table-cell office:value-type="float" office:value="548.45" calcext:value-type="float">
            <text:p>548.45</text:p>
          </table:table-cell>
          <table:table-cell office:value-type="float" office:value="28.3" calcext:value-type="float">
            <text:p>28.3</text:p>
          </table:table-cell>
          <table:table-cell office:value-type="float" office:value="-28.3" calcext:value-type="float">
            <text:p>-28.3</text:p>
          </table:table-cell>
          <table:table-cell office:value-type="float" office:value="6.85" calcext:value-type="float">
            <text:p>6.85</text:p>
          </table:table-cell>
          <table:table-cell office:value-type="float" office:value="1.255" calcext:value-type="float">
            <text:p>1.255</text:p>
          </table:table-cell>
          <table:table-cell office:value-type="float" office:value="-1.045" calcext:value-type="float">
            <text:p>-1.045</text:p>
          </table:table-cell>
          <table:table-cell office:value-type="float" office:value="1095" calcext:value-type="float">
            <text:p>1095</text:p>
          </table:table-cell>
          <table:table-cell table:number-columns-repeated="2"/>
          <table:table-cell office:value-type="float" office:value="347.12" calcext:value-type="float">
            <text:p>347.12</text:p>
          </table:table-cell>
          <table:table-cell office:value-type="float" office:value="203.38" calcext:value-type="float">
            <text:p>203.38</text:p>
          </table:table-cell>
          <table:table-cell office:value-type="float" office:value="-107.87" calcext:value-type="float">
            <text:p>-107.87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  <table:table-cell office:value-type="float" office:value="5855" calcext:value-type="float">
            <text:p>5855</text:p>
          </table:table-cell>
          <table:table-cell office:value-type="float" office:value="165" calcext:value-type="float">
            <text:p>165</text:p>
          </table:table-cell>
          <table:table-cell office:value-type="float" office:value="-179" calcext:value-type="float">
            <text:p>-179</text:p>
          </table:table-cell>
          <table:table-cell office:value-type="float" office:value="4.433" calcext:value-type="float">
            <text:p>4.433</text:p>
          </table:table-cell>
          <table:table-cell office:value-type="float" office:value="0.074" calcext:value-type="float">
            <text:p>0.074</text:p>
          </table:table-cell>
          <table:table-cell office:value-type="float" office:value="-0.168" calcext:value-type="float">
            <text:p>-0.168</text:p>
          </table:table-cell>
          <table:table-cell office:value-type="float" office:value="1.009" calcext:value-type="float">
            <text:p>1.009</text:p>
          </table:table-cell>
          <table:table-cell office:value-type="float" office:value="0.305" calcext:value-type="float">
            <text:p>0.305</text:p>
          </table:table-cell>
          <table:table-cell office:value-type="float" office:value="-0.123" calcext:value-type="float">
            <text:p>-0.123</text:p>
          </table:table-cell>
          <table:table-cell office:value-type="float" office:value="292.93085" calcext:value-type="float">
            <text:p>292.93085</text:p>
          </table:table-cell>
          <table:table-cell office:value-type="float" office:value="43.171341" calcext:value-type="float">
            <text:p>43.171341</text:p>
          </table:table-cell>
          <table:table-cell office:value-type="float" office:value="14.408" calcext:value-type="float">
            <text:p>14.408</text:p>
          </table:table-cell>
        </table:table-row>
        <table:table-row table:style-name="ro1">
          <table:table-cell table:style-name="ce1" office:value-type="string" calcext:value-type="string">
            <text:p>75%</text:p>
          </table:table-cell>
          <table:table-cell office:value-type="float" office:value="7857.5" calcext:value-type="float">
            <text:p>7857.5</text:p>
          </table:table-cell>
          <table:table-cell office:value-type="float" office:value="9658155" calcext:value-type="float">
            <text:p>96581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40163759" calcext:value-type="float">
            <text:p>49.40163759</text:p>
          </table:table-cell>
          <table:table-cell office:value-type="float" office:value="0.0002923" calcext:value-type="float">
            <text:p>0.0002923</text:p>
          </table:table-cell>
          <table:table-cell office:value-type="float" office:value="-0.0000019235" calcext:value-type="float">
            <text:p>-1.9235E-06</text:p>
          </table:table-cell>
          <table:table-cell office:value-type="float" office:value="170.192952" calcext:value-type="float">
            <text:p>170.192952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04495" calcext:value-type="float">
            <text:p>-0.0004495</text:p>
          </table:table-cell>
          <table:table-cell office:value-type="float" office:value="1.004" calcext:value-type="float">
            <text:p>1.004</text:p>
          </table:table-cell>
          <table:table-cell office:value-type="float" office:value="0.408" calcext:value-type="float">
            <text:p>0.408</text:p>
          </table:table-cell>
          <table:table-cell office:value-type="float" office:value="-0.03" calcext:value-type="float">
            <text:p>-0.03</text:p>
          </table:table-cell>
          <table:table-cell office:value-type="float" office:value="7.28555" calcext:value-type="float">
            <text:p>7.28555</text:p>
          </table:table-cell>
          <table:table-cell office:value-type="float" office:value="0.475" calcext:value-type="float">
            <text:p>0.475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17971.25" calcext:value-type="float">
            <text:p>17971.25</text:p>
          </table:table-cell>
          <table:table-cell office:value-type="float" office:value="83.45" calcext:value-type="float">
            <text:p>83.45</text:p>
          </table:table-cell>
          <table:table-cell office:value-type="float" office:value="-10.3" calcext:value-type="float">
            <text:p>-10.3</text:p>
          </table:table-cell>
          <table:table-cell office:value-type="float" office:value="41.7775" calcext:value-type="float">
            <text:p>41.7775</text:p>
          </table:table-cell>
          <table:table-cell office:value-type="float" office:value="9.2825" calcext:value-type="float">
            <text:p>9.2825</text:p>
          </table:table-cell>
          <table:table-cell office:value-type="float" office:value="-0.17" calcext:value-type="float">
            <text:p>-0.17</text:p>
          </table:table-cell>
          <table:table-cell office:value-type="float" office:value="1764.25" calcext:value-type="float">
            <text:p>1764.25</text:p>
          </table:table-cell>
          <table:table-cell table:number-columns-repeated="2"/>
          <table:table-cell office:value-type="float" office:value="2337.65" calcext:value-type="float">
            <text:p>2337.65</text:p>
          </table:table-cell>
          <table:table-cell office:value-type="float" office:value="1669.96" calcext:value-type="float">
            <text:p>1669.96</text:p>
          </table:table-cell>
          <table:table-cell office:value-type="float" office:value="-6.69" calcext:value-type="float">
            <text:p>-6.69</text:p>
          </table:table-cell>
          <table:table-cell office:value-type="float" office:value="262.45" calcext:value-type="float">
            <text:p>262.45</text:p>
          </table:table-cell>
          <table:table-cell office:value-type="float" office:value="1" calcext:value-type="float">
            <text:p>1</text:p>
          </table:table-cell>
          <table:table-cell office:value-type="float" office:value="6225" calcext:value-type="float">
            <text:p>6225</text:p>
          </table:table-cell>
          <table:table-cell office:value-type="float" office:value="181" calcext:value-type="float">
            <text:p>181</text:p>
          </table:table-cell>
          <table:table-cell office:value-type="float" office:value="-151" calcext:value-type="float">
            <text:p>-151</text:p>
          </table:table-cell>
          <table:table-cell office:value-type="float" office:value="4.536" calcext:value-type="float">
            <text:p>4.536</text:p>
          </table:table-cell>
          <table:table-cell office:value-type="float" office:value="0.177" calcext:value-type="float">
            <text:p>0.177</text:p>
          </table:table-cell>
          <table:table-cell office:value-type="float" office:value="-0.105" calcext:value-type="float">
            <text:p>-0.105</text:p>
          </table:table-cell>
          <table:table-cell office:value-type="float" office:value="1.548" calcext:value-type="float">
            <text:p>1.548</text:p>
          </table:table-cell>
          <table:table-cell office:value-type="float" office:value="0.431" calcext:value-type="float">
            <text:p>0.431</text:p>
          </table:table-cell>
          <table:table-cell office:value-type="float" office:value="-0.078" calcext:value-type="float">
            <text:p>-0.078</text:p>
          </table:table-cell>
          <table:table-cell office:value-type="float" office:value="296.423005" calcext:value-type="float">
            <text:p>296.423005</text:p>
          </table:table-cell>
          <table:table-cell office:value-type="float" office:value="46.37887" calcext:value-type="float">
            <text:p>46.37887</text:p>
          </table:table-cell>
          <table:table-cell office:value-type="float" office:value="15.32775" calcext:value-type="float">
            <text:p>15.3277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564" calcext:value-type="float">
            <text:p>9564</text:p>
          </table:table-cell>
          <table:table-cell office:value-type="float" office:value="12935144" calcext:value-type="float">
            <text:p>12935144</text:p>
          </table:table-cell>
          <table:table-cell office:value-type="float" office:value="0.957" calcext:value-type="float">
            <text:p>0.9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64.2680956" calcext:value-type="float">
            <text:p>1064.2680956</text:p>
          </table:table-cell>
          <table:table-cell office:value-type="float" office:value="0.1725" calcext:value-type="float">
            <text:p>0.1725</text:p>
          </table:table-cell>
          <table:table-cell office:value-type="float" office:value="-0.000000011" calcext:value-type="float">
            <text:p>-1.1E-08</text:p>
          </table:table-cell>
          <table:table-cell office:value-type="float" office:value="1472.522306" calcext:value-type="float">
            <text:p>1472.522306</text:p>
          </table:table-cell>
          <table:table-cell office:value-type="float" office:value="0.569" calcext:value-type="float">
            <text:p>0.569</text:p>
          </table:table-cell>
          <table:table-cell office:value-type="float" office:value="-0.0000133" calcext:value-type="float">
            <text:p>-1.33E-05</text:p>
          </table:table-cell>
          <table:table-cell office:value-type="float" office:value="100.806" calcext:value-type="float">
            <text:p>100.806</text:p>
          </table:table-cell>
          <table:table-cell office:value-type="float" office:value="85.54" calcext:value-type="float">
            <text:p>85.54</text:p>
          </table:table-cell>
          <table:table-cell office:value-type="float" office:value="0" calcext:value-type="float">
            <text:p>0</text:p>
          </table:table-cell>
          <table:table-cell office:value-type="float" office:value="138.54" calcext:value-type="float">
            <text:p>138.54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float" office:value="1541400" calcext:value-type="float">
            <text:p>1541400</text:p>
          </table:table-cell>
          <table:table-cell office:value-type="float" office:value="388600" calcext:value-type="float">
            <text:p>388600</text:p>
          </table:table-cell>
          <table:table-cell office:value-type="float" office:value="0" calcext:value-type="float">
            <text:p>0</text:p>
          </table:table-cell>
          <table:table-cell office:value-type="float" office:value="200346" calcext:value-type="float">
            <text:p>200346</text:p>
          </table:table-cell>
          <table:table-cell office:value-type="float" office:value="21640" calcext:value-type="float">
            <text:p>21640</text:p>
          </table:table-cell>
          <table:table-cell office:value-type="float" office:value="0" calcext:value-type="float">
            <text:p>0</text:p>
          </table:table-cell>
          <table:table-cell office:value-type="float" office:value="14667" calcext:value-type="float">
            <text:p>14667</text:p>
          </table:table-cell>
          <table:table-cell table:number-columns-repeated="2"/>
          <table:table-cell office:value-type="float" office:value="10947554.55" calcext:value-type="float">
            <text:p>10947554.55</text:p>
          </table:table-cell>
          <table:table-cell office:value-type="float" office:value="3617132.59" calcext:value-type="float">
            <text:p>3617132.59</text:p>
          </table:table-cell>
          <table:table-cell office:value-type="float" office:value="0" calcext:value-type="float">
            <text:p>0</text:p>
          </table:table-cell>
          <table:table-cell office:value-type="float" office:value="9054.7" calcext:value-type="float">
            <text:p>9054.7</text:p>
          </table:table-cell>
          <table:table-cell office:value-type="float" office:value="8" calcext:value-type="float">
            <text:p>8</text:p>
          </table:table-cell>
          <table:table-cell office:value-type="float" office:value="15896" calcext:value-type="float">
            <text:p>15896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5.283" calcext:value-type="float">
            <text:p>5.283</text:p>
          </table:table-cell>
          <table:table-cell office:value-type="float" office:value="1.472" calcext:value-type="float">
            <text:p>1.472</text:p>
          </table:table-cell>
          <table:table-cell office:value-type="float" office:value="0" calcext:value-type="float">
            <text:p>0</text:p>
          </table:table-cell>
          <table:table-cell office:value-type="float" office:value="229.908" calcext:value-type="float">
            <text:p>229.908</text:p>
          </table:table-cell>
          <table:table-cell office:value-type="float" office:value="33.091" calcext:value-type="float">
            <text:p>33.091</text:p>
          </table:table-cell>
          <table:table-cell office:value-type="float" office:value="0" calcext:value-type="float">
            <text:p>0</text:p>
          </table:table-cell>
          <table:table-cell office:value-type="float" office:value="301.70923" calcext:value-type="float">
            <text:p>301.70923</text:p>
          </table:table-cell>
          <table:table-cell office:value-type="float" office:value="52.33601" calcext:value-type="float">
            <text:p>52.33601</text:p>
          </table:table-cell>
          <table:table-cell office:value-type="float" office:value="20.003" calcext:value-type="float">
            <text:p>20.003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/>
          <table:table-cell office:value-type="string" calcext:value-type="string">
            <text:p>Candidate</text:p>
          </table:table-cell>
          <table:table-cell table:number-columns-repeated="44"/>
        </table:table-row>
        <table:table-row table:style-name="ro1">
          <table:table-cell table:number-columns-repeated="46"/>
        </table:table-row>
        <table:table-row table:style-name="ro1">
          <table:table-cell/>
          <table:table-cell office:value-type="string" calcext:value-type="string">
            <text:p>rowid</text:p>
          </table:table-cell>
          <table:table-cell office:value-type="string" calcext:value-type="string">
            <text:p>kepid</text:p>
          </table:table-cell>
          <table:table-cell office:value-type="string" calcext:value-type="string">
            <text:p>koi_score</text:p>
          </table:table-cell>
          <table:table-cell office:value-type="string" calcext:value-type="string">
            <text:p>koi_fpflag_nt</text:p>
          </table:table-cell>
          <table:table-cell office:value-type="string" calcext:value-type="string">
            <text:p>koi_fpflag_ss</text:p>
          </table:table-cell>
          <table:table-cell office:value-type="string" calcext:value-type="string">
            <text:p>koi_fpflag_co</text:p>
          </table:table-cell>
          <table:table-cell office:value-type="string" calcext:value-type="string">
            <text:p>koi_fpflag_ec</text:p>
          </table:table-cell>
          <table:table-cell office:value-type="string" calcext:value-type="string">
            <text:p>koi_period</text:p>
          </table:table-cell>
          <table:table-cell office:value-type="string" calcext:value-type="string">
            <text:p>koi_period_err1</text:p>
          </table:table-cell>
          <table:table-cell office:value-type="string" calcext:value-type="string">
            <text:p>koi_period_err2</text:p>
          </table:table-cell>
          <table:table-cell office:value-type="string" calcext:value-type="string">
            <text:p>koi_time0bk</text:p>
          </table:table-cell>
          <table:table-cell office:value-type="string" calcext:value-type="string">
            <text:p>koi_time0bk_err1</text:p>
          </table:table-cell>
          <table:table-cell office:value-type="string" calcext:value-type="string">
            <text:p>koi_time0bk_err2</text:p>
          </table:table-cell>
          <table:table-cell office:value-type="string" calcext:value-type="string">
            <text:p>koi_impact</text:p>
          </table:table-cell>
          <table:table-cell office:value-type="string" calcext:value-type="string">
            <text:p>koi_impact_err1</text:p>
          </table:table-cell>
          <table:table-cell office:value-type="string" calcext:value-type="string">
            <text:p>koi_impact_err2</text:p>
          </table:table-cell>
          <table:table-cell office:value-type="string" calcext:value-type="string">
            <text:p>koi_duration</text:p>
          </table:table-cell>
          <table:table-cell office:value-type="string" calcext:value-type="string">
            <text:p>koi_duration_err1</text:p>
          </table:table-cell>
          <table:table-cell office:value-type="string" calcext:value-type="string">
            <text:p>koi_duration_err2</text:p>
          </table:table-cell>
          <table:table-cell office:value-type="string" calcext:value-type="string">
            <text:p>koi_depth</text:p>
          </table:table-cell>
          <table:table-cell office:value-type="string" calcext:value-type="string">
            <text:p>koi_depth_err1</text:p>
          </table:table-cell>
          <table:table-cell office:value-type="string" calcext:value-type="string">
            <text:p>koi_depth_err2</text:p>
          </table:table-cell>
          <table:table-cell office:value-type="string" calcext:value-type="string">
            <text:p>koi_prad</text:p>
          </table:table-cell>
          <table:table-cell office:value-type="string" calcext:value-type="string">
            <text:p>koi_prad_err1</text:p>
          </table:table-cell>
          <table:table-cell office:value-type="string" calcext:value-type="string">
            <text:p>koi_prad_err2</text:p>
          </table:table-cell>
          <table:table-cell office:value-type="string" calcext:value-type="string">
            <text:p>koi_teq</text:p>
          </table:table-cell>
          <table:table-cell office:value-type="string" calcext:value-type="string">
            <text:p>koi_teq_err1</text:p>
          </table:table-cell>
          <table:table-cell office:value-type="string" calcext:value-type="string">
            <text:p>koi_teq_err2</text:p>
          </table:table-cell>
          <table:table-cell office:value-type="string" calcext:value-type="string">
            <text:p>koi_insol</text:p>
          </table:table-cell>
          <table:table-cell office:value-type="string" calcext:value-type="string">
            <text:p>koi_insol_err1</text:p>
          </table:table-cell>
          <table:table-cell office:value-type="string" calcext:value-type="string">
            <text:p>koi_insol_err2</text:p>
          </table:table-cell>
          <table:table-cell office:value-type="string" calcext:value-type="string">
            <text:p>koi_model_snr</text:p>
          </table:table-cell>
          <table:table-cell office:value-type="string" calcext:value-type="string">
            <text:p>koi_tce_plnt_num</text:p>
          </table:table-cell>
          <table:table-cell office:value-type="string" calcext:value-type="string">
            <text:p>koi_steff</text:p>
          </table:table-cell>
          <table:table-cell office:value-type="string" calcext:value-type="string">
            <text:p>koi_steff_err1</text:p>
          </table:table-cell>
          <table:table-cell office:value-type="string" calcext:value-type="string">
            <text:p>koi_steff_err2</text:p>
          </table:table-cell>
          <table:table-cell office:value-type="string" calcext:value-type="string">
            <text:p>koi_slogg</text:p>
          </table:table-cell>
          <table:table-cell office:value-type="string" calcext:value-type="string">
            <text:p>koi_slogg_err1</text:p>
          </table:table-cell>
          <table:table-cell office:value-type="string" calcext:value-type="string">
            <text:p>koi_slogg_err2</text:p>
          </table:table-cell>
          <table:table-cell office:value-type="string" calcext:value-type="string">
            <text:p>koi_srad</text:p>
          </table:table-cell>
          <table:table-cell office:value-type="string" calcext:value-type="string">
            <text:p>koi_srad_err1</text:p>
          </table:table-cell>
          <table:table-cell office:value-type="string" calcext:value-type="string">
            <text:p>koi_srad_err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koi_kepmag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 office:value-type="float" office:value="2248" calcext:value-type="float">
            <text:p>2248</text:p>
          </table:table-cell>
          <table:table-cell office:value-type="float" office:value="1797" calcext:value-type="float">
            <text:p>1797</text:p>
          </table:table-cell>
          <table:table-cell table:number-columns-repeated="5" office:value-type="float" office:value="2248" calcext:value-type="float">
            <text:p>2248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2185" calcext:value-type="float">
            <text:p>2185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2185" calcext:value-type="float">
            <text:p>2185</text:p>
          </table:table-cell>
          <table:table-cell table:number-columns-repeated="2" office:value-type="float" office:value="2171" calcext:value-type="float">
            <text:p>2171</text:p>
          </table:table-cell>
          <table:table-cell table:number-columns-repeated="4" office:value-type="float" office:value="2185" calcext:value-type="float">
            <text:p>2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186" calcext:value-type="float">
            <text:p>2186</text:p>
          </table:table-cell>
          <table:table-cell office:value-type="float" office:value="2185" calcext:value-type="float">
            <text:p>2185</text:p>
          </table:table-cell>
          <table:table-cell office:value-type="float" office:value="2181" calcext:value-type="float">
            <text:p>2181</text:p>
          </table:table-cell>
          <table:table-cell office:value-type="float" office:value="2185" calcext:value-type="float">
            <text:p>2185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2185" calcext:value-type="float">
            <text:p>2185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2185" calcext:value-type="float">
            <text:p>2185</text:p>
          </table:table-cell>
          <table:table-cell table:number-columns-repeated="2" office:value-type="float" office:value="2177" calcext:value-type="float">
            <text:p>2177</text:p>
          </table:table-cell>
          <table:table-cell table:number-columns-repeated="3" office:value-type="float" office:value="2248" calcext:value-type="float">
            <text:p>224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953.38300711744" calcext:value-type="float">
            <text:p>4953.38300711744</text:p>
          </table:table-cell>
          <table:table-cell office:value-type="float" office:value="7793188.69928826" calcext:value-type="float">
            <text:p>7793188.69928826</text:p>
          </table:table-cell>
          <table:table-cell office:value-type="float" office:value="0.900209794101282" calcext:value-type="float">
            <text:p>0.900209794101282</text:p>
          </table:table-cell>
          <table:table-cell office:value-type="float" office:value="0" calcext:value-type="float">
            <text:p>0</text:p>
          </table:table-cell>
          <table:table-cell office:value-type="float" office:value="0.0142348754448399" calcext:value-type="float">
            <text:p>0.01423487544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523850071824" calcext:value-type="float">
            <text:p>130.523850071824</text:p>
          </table:table-cell>
          <table:table-cell office:value-type="float" office:value="0.00222639433578996" calcext:value-type="float">
            <text:p>0.00222639433579</text:p>
          </table:table-cell>
          <table:table-cell office:value-type="float" office:value="-0.00222639433578996" calcext:value-type="float">
            <text:p>-0.00222639433579</text:p>
          </table:table-cell>
          <table:table-cell office:value-type="float" office:value="170.431267538123" calcext:value-type="float">
            <text:p>170.431267538123</text:p>
          </table:table-cell>
          <table:table-cell office:value-type="float" office:value="0.0131973321971442" calcext:value-type="float">
            <text:p>0.013197332197144</text:p>
          </table:table-cell>
          <table:table-cell office:value-type="float" office:value="-0.0131973321971442" calcext:value-type="float">
            <text:p>-0.013197332197144</text:p>
          </table:table-cell>
          <table:table-cell office:value-type="float" office:value="0.537090983981693" calcext:value-type="float">
            <text:p>0.537090983981693</text:p>
          </table:table-cell>
          <table:table-cell office:value-type="float" office:value="1.57575292491939" calcext:value-type="float">
            <text:p>1.57575292491939</text:p>
          </table:table-cell>
          <table:table-cell office:value-type="float" office:value="-0.3556778903731" calcext:value-type="float">
            <text:p>-0.3556778903731</text:p>
          </table:table-cell>
          <table:table-cell office:value-type="float" office:value="4.8273915747331" calcext:value-type="float">
            <text:p>4.8273915747331</text:p>
          </table:table-cell>
          <table:table-cell office:value-type="float" office:value="0.407718889912483" calcext:value-type="float">
            <text:p>0.407718889912483</text:p>
          </table:table-cell>
          <table:table-cell office:value-type="float" office:value="-0.407718889912483" calcext:value-type="float">
            <text:p>-0.407718889912483</text:p>
          </table:table-cell>
          <table:table-cell office:value-type="float" office:value="1864.23885583524" calcext:value-type="float">
            <text:p>1864.23885583524</text:p>
          </table:table-cell>
          <table:table-cell office:value-type="float" office:value="38.9798249654537" calcext:value-type="float">
            <text:p>38.9798249654537</text:p>
          </table:table-cell>
          <table:table-cell office:value-type="float" office:value="-38.9798249654537" calcext:value-type="float">
            <text:p>-38.9798249654537</text:p>
          </table:table-cell>
          <table:table-cell office:value-type="float" office:value="15.9314645308925" calcext:value-type="float">
            <text:p>15.9314645308925</text:p>
          </table:table-cell>
          <table:table-cell office:value-type="float" office:value="5.32664988558353" calcext:value-type="float">
            <text:p>5.32664988558353</text:p>
          </table:table-cell>
          <table:table-cell office:value-type="float" office:value="-3.98748741418764" calcext:value-type="float">
            <text:p>-3.98748741418764</text:p>
          </table:table-cell>
          <table:table-cell office:value-type="float" office:value="882.420137299771" calcext:value-type="float">
            <text:p>882.420137299771</text:p>
          </table:table-cell>
          <table:table-cell table:number-columns-repeated="2"/>
          <table:table-cell office:value-type="float" office:value="5357.02122598353" calcext:value-type="float">
            <text:p>5357.02122598353</text:p>
          </table:table-cell>
          <table:table-cell office:value-type="float" office:value="2265.27662854529" calcext:value-type="float">
            <text:p>2265.27662854529</text:p>
          </table:table-cell>
          <table:table-cell office:value-type="float" office:value="-3390.50260292772" calcext:value-type="float">
            <text:p>-3390.50260292772</text:p>
          </table:table-cell>
          <table:table-cell office:value-type="float" office:value="45.5957894736843" calcext:value-type="float">
            <text:p>45.5957894736843</text:p>
          </table:table-cell>
          <table:table-cell office:value-type="float" office:value="1.29481889041724" calcext:value-type="float">
            <text:p>1.29481889041724</text:p>
          </table:table-cell>
          <table:table-cell office:value-type="float" office:value="5639.76659038902" calcext:value-type="float">
            <text:p>5639.76659038902</text:p>
          </table:table-cell>
          <table:table-cell office:value-type="float" office:value="139.56270096463" calcext:value-type="float">
            <text:p>139.56270096463</text:p>
          </table:table-cell>
          <table:table-cell office:value-type="float" office:value="-153.667891593937" calcext:value-type="float">
            <text:p>-153.667891593937</text:p>
          </table:table-cell>
          <table:table-cell office:value-type="float" office:value="4.33148100686499" calcext:value-type="float">
            <text:p>4.33148100686499</text:p>
          </table:table-cell>
          <table:table-cell office:value-type="float" office:value="0.114792834175471" calcext:value-type="float">
            <text:p>0.114792834175471</text:p>
          </table:table-cell>
          <table:table-cell office:value-type="float" office:value="-0.144637574644006" calcext:value-type="float">
            <text:p>-0.144637574644006</text:p>
          </table:table-cell>
          <table:table-cell office:value-type="float" office:value="1.56631121281464" calcext:value-type="float">
            <text:p>1.56631121281464</text:p>
          </table:table-cell>
          <table:table-cell office:value-type="float" office:value="0.328437758383095" calcext:value-type="float">
            <text:p>0.328437758383095</text:p>
          </table:table-cell>
          <table:table-cell office:value-type="float" office:value="-0.322339917317409" calcext:value-type="float">
            <text:p>-0.322339917317409</text:p>
          </table:table-cell>
          <table:table-cell office:value-type="float" office:value="291.789594786477" calcext:value-type="float">
            <text:p>291.789594786477</text:p>
          </table:table-cell>
          <table:table-cell office:value-type="float" office:value="43.949490008452" calcext:value-type="float">
            <text:p>43.949490008452</text:p>
          </table:table-cell>
          <table:table-cell office:value-type="float" office:value="14.3381481316726" calcext:value-type="float">
            <text:p>14.338148131672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609.6904366232" calcext:value-type="float">
            <text:p>2609.6904366232</text:p>
          </table:table-cell>
          <table:table-cell office:value-type="float" office:value="2645966.94508636" calcext:value-type="float">
            <text:p>2645966.94508636</text:p>
          </table:table-cell>
          <table:table-cell office:value-type="float" office:value="0.182813531374699" calcext:value-type="float">
            <text:p>0.182813531374699</text:p>
          </table:table-cell>
          <table:table-cell office:value-type="float" office:value="0" calcext:value-type="float">
            <text:p>0</text:p>
          </table:table-cell>
          <table:table-cell office:value-type="float" office:value="0.11848412824172" calcext:value-type="float">
            <text:p>0.11848412824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4.15639676008" calcext:value-type="float">
            <text:p>2744.15639676008</text:p>
          </table:table-cell>
          <table:table-cell table:number-columns-repeated="2" office:value-type="float" office:value="0.00734708889602388" calcext:value-type="float">
            <text:p>0.007347088896024</text:p>
          </table:table-cell>
          <table:table-cell office:value-type="float" office:value="74.6966922040379" calcext:value-type="float">
            <text:p>74.6966922040379</text:p>
          </table:table-cell>
          <table:table-cell table:number-columns-repeated="2" office:value-type="float" office:value="0.0271271244400333" calcext:value-type="float">
            <text:p>0.027127124440033</text:p>
          </table:table-cell>
          <table:table-cell office:value-type="float" office:value="1.99003134817472" calcext:value-type="float">
            <text:p>1.99003134817472</text:p>
          </table:table-cell>
          <table:table-cell office:value-type="float" office:value="8.63612390527046" calcext:value-type="float">
            <text:p>8.63612390527046</text:p>
          </table:table-cell>
          <table:table-cell office:value-type="float" office:value="1.3387212014034" calcext:value-type="float">
            <text:p>1.3387212014034</text:p>
          </table:table-cell>
          <table:table-cell office:value-type="float" office:value="4.41387056212972" calcext:value-type="float">
            <text:p>4.41387056212972</text:p>
          </table:table-cell>
          <table:table-cell table:number-columns-repeated="2" office:value-type="float" office:value="0.69614376147209" calcext:value-type="float">
            <text:p>0.69614376147209</text:p>
          </table:table-cell>
          <table:table-cell office:value-type="float" office:value="12502.0996764751" calcext:value-type="float">
            <text:p>12502.0996764751</text:p>
          </table:table-cell>
          <table:table-cell table:number-columns-repeated="2" office:value-type="float" office:value="74.226850559164" calcext:value-type="float">
            <text:p>74.226850559164</text:p>
          </table:table-cell>
          <table:table-cell office:value-type="float" office:value="316.937289726808" calcext:value-type="float">
            <text:p>316.937289726808</text:p>
          </table:table-cell>
          <table:table-cell office:value-type="float" office:value="123.871773540882" calcext:value-type="float">
            <text:p>123.871773540882</text:p>
          </table:table-cell>
          <table:table-cell office:value-type="float" office:value="103.798499665172" calcext:value-type="float">
            <text:p>103.798499665172</text:p>
          </table:table-cell>
          <table:table-cell office:value-type="float" office:value="665.619590147738" calcext:value-type="float">
            <text:p>665.619590147738</text:p>
          </table:table-cell>
          <table:table-cell table:number-columns-repeated="2"/>
          <table:table-cell office:value-type="float" office:value="155887.72057686" calcext:value-type="float">
            <text:p>155887.72057686</text:p>
          </table:table-cell>
          <table:table-cell office:value-type="float" office:value="43270.6838472811" calcext:value-type="float">
            <text:p>43270.6838472811</text:p>
          </table:table-cell>
          <table:table-cell office:value-type="float" office:value="120066.784667891" calcext:value-type="float">
            <text:p>120066.784667891</text:p>
          </table:table-cell>
          <table:table-cell office:value-type="float" office:value="231.866480739861" calcext:value-type="float">
            <text:p>231.866480739861</text:p>
          </table:table-cell>
          <table:table-cell office:value-type="float" office:value="0.706922342860698" calcext:value-type="float">
            <text:p>0.706922342860698</text:p>
          </table:table-cell>
          <table:table-cell office:value-type="float" office:value="693.971279583637" calcext:value-type="float">
            <text:p>693.971279583637</text:p>
          </table:table-cell>
          <table:table-cell office:value-type="float" office:value="46.0745763527326" calcext:value-type="float">
            <text:p>46.0745763527326</text:p>
          </table:table-cell>
          <table:table-cell office:value-type="float" office:value="61.5210049227211" calcext:value-type="float">
            <text:p>61.5210049227211</text:p>
          </table:table-cell>
          <table:table-cell office:value-type="float" office:value="0.39085680951099" calcext:value-type="float">
            <text:p>0.39085680951099</text:p>
          </table:table-cell>
          <table:table-cell office:value-type="float" office:value="0.127632726418576" calcext:value-type="float">
            <text:p>0.127632726418576</text:p>
          </table:table-cell>
          <table:table-cell office:value-type="float" office:value="0.091471947660585" calcext:value-type="float">
            <text:p>0.091471947660585</text:p>
          </table:table-cell>
          <table:table-cell office:value-type="float" office:value="5.87514600490289" calcext:value-type="float">
            <text:p>5.87514600490289</text:p>
          </table:table-cell>
          <table:table-cell office:value-type="float" office:value="0.589618401417868" calcext:value-type="float">
            <text:p>0.589618401417868</text:p>
          </table:table-cell>
          <table:table-cell office:value-type="float" office:value="1.83011726215198" calcext:value-type="float">
            <text:p>1.83011726215198</text:p>
          </table:table-cell>
          <table:table-cell office:value-type="float" office:value="4.82784636235715" calcext:value-type="float">
            <text:p>4.82784636235715</text:p>
          </table:table-cell>
          <table:table-cell office:value-type="float" office:value="3.60349670539626" calcext:value-type="float">
            <text:p>3.60349670539626</text:p>
          </table:table-cell>
          <table:table-cell office:value-type="float" office:value="1.3109085720344" calcext:value-type="float">
            <text:p>1.31090857203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8" calcext:value-type="float">
            <text:p>38</text:p>
          </table:table-cell>
          <table:table-cell office:value-type="float" office:value="1026957" calcext:value-type="float">
            <text:p>1026957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9819659" calcext:value-type="float">
            <text:p>0.259819659</text:p>
          </table:table-cell>
          <table:table-cell office:value-type="float" office:value="0" calcext:value-type="float">
            <text:p>0</text:p>
          </table:table-cell>
          <table:table-cell office:value-type="float" office:value="-0.1416" calcext:value-type="float">
            <text:p>-0.1416</text:p>
          </table:table-cell>
          <table:table-cell office:value-type="float" office:value="129.7295" calcext:value-type="float">
            <text:p>129.729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-0.488" calcext:value-type="float">
            <text:p>-0.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32" calcext:value-type="float">
            <text:p>-59.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-13.2" calcext:value-type="float">
            <text:p>-13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1977" calcext:value-type="float">
            <text:p>-1977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-4789" calcext:value-type="float">
            <text:p>-478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-5600031.33" calcext:value-type="float">
            <text:p>-5600031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office:value-type="float" office:value="-941" calcext:value-type="float">
            <text:p>-941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float" office:value="-1.207" calcext:value-type="float">
            <text:p>-1.207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office:value-type="float" office:value="-76.199" calcext:value-type="float">
            <text:p>-76.199</text:p>
          </table:table-cell>
          <table:table-cell office:value-type="float" office:value="280.31488" calcext:value-type="float">
            <text:p>280.31488</text:p>
          </table:table-cell>
          <table:table-cell office:value-type="float" office:value="36.74361" calcext:value-type="float">
            <text:p>36.74361</text:p>
          </table:table-cell>
          <table:table-cell office:value-type="float" office:value="7.748" calcext:value-type="float">
            <text:p>7.748</text:p>
          </table:table-cell>
        </table:table-row>
        <table:table-row table:style-name="ro1">
          <table:table-cell table:style-name="ce1" office:value-type="string" calcext:value-type="string">
            <text:p>25%</text:p>
          </table:table-cell>
          <table:table-cell office:value-type="float" office:value="2700.5" calcext:value-type="float">
            <text:p>2700.5</text:p>
          </table:table-cell>
          <table:table-cell office:value-type="float" office:value="5724415.5" calcext:value-type="float">
            <text:p>5724415.5</text:p>
          </table:table-cell>
          <table:table-cell office:value-type="float" office:value="0.898" calcext:value-type="float">
            <text:p>0.8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0753339125" calcext:value-type="float">
            <text:p>5.10753339125</text:p>
          </table:table-cell>
          <table:table-cell office:value-type="float" office:value="0.000028025" calcext:value-type="float">
            <text:p>2.8025E-05</text:p>
          </table:table-cell>
          <table:table-cell office:value-type="float" office:value="-0.0007006" calcext:value-type="float">
            <text:p>-0.0007006</text:p>
          </table:table-cell>
          <table:table-cell office:value-type="float" office:value="133.5549175" calcext:value-type="float">
            <text:p>133.5549175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53" calcext:value-type="float">
            <text:p>0.053</text:p>
          </table:table-cell>
          <table:table-cell office:value-type="float" office:value="-0.4785" calcext:value-type="float">
            <text:p>-0.4785</text:p>
          </table:table-cell>
          <table:table-cell office:value-type="float" office:value="2.12975" calcext:value-type="float">
            <text:p>2.12975</text:p>
          </table:table-cell>
          <table:table-cell office:value-type="float" office:value="0.129" calcext:value-type="float">
            <text:p>0.129</text:p>
          </table:table-cell>
          <table:table-cell office:value-type="float" office:value="-0.451" calcext:value-type="float">
            <text:p>-0.451</text:p>
          </table:table-cell>
          <table:table-cell office:value-type="float" office:value="121.3" calcext:value-type="float">
            <text:p>121.3</text:p>
          </table:table-cell>
          <table:table-cell office:value-type="float" office:value="11.1" calcext:value-type="float">
            <text:p>11.1</text:p>
          </table:table-cell>
          <table:table-cell office:value-type="float" office:value="-41.75" calcext:value-type="float">
            <text:p>-41.75</text:p>
          </table:table-cell>
          <table:table-cell office:value-type="float" office:value="1.18" calcext:value-type="float">
            <text:p>1.18</text:p>
          </table:table-cell>
          <table:table-cell office:value-type="float" office:value="0.19" calcext:value-type="float">
            <text:p>0.19</text:p>
          </table:table-cell>
          <table:table-cell office:value-type="float" office:value="-0.49" calcext:value-type="float">
            <text:p>-0.49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3.4275" calcext:value-type="float">
            <text:p>13.4275</text:p>
          </table:table-cell>
          <table:table-cell office:value-type="float" office:value="6.7875" calcext:value-type="float">
            <text:p>6.7875</text:p>
          </table:table-cell>
          <table:table-cell office:value-type="float" office:value="-106.535" calcext:value-type="float">
            <text:p>-106.535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5273" calcext:value-type="float">
            <text:p>5273</text:p>
          </table:table-cell>
          <table:table-cell office:value-type="float" office:value="99" calcext:value-type="float">
            <text:p>99</text:p>
          </table:table-cell>
          <table:table-cell office:value-type="float" office:value="-192" calcext:value-type="float">
            <text:p>-192</text:p>
          </table:table-cell>
          <table:table-cell office:value-type="float" office:value="4.248" calcext:value-type="float">
            <text:p>4.248</text:p>
          </table:table-cell>
          <table:table-cell office:value-type="float" office:value="0.042" calcext:value-type="float">
            <text:p>0.042</text:p>
          </table:table-cell>
          <table:table-cell office:value-type="float" office:value="-0.2" calcext:value-type="float">
            <text:p>-0.2</text:p>
          </table:table-cell>
          <table:table-cell office:value-type="float" office:value="0.826" calcext:value-type="float">
            <text:p>0.826</text:p>
          </table:table-cell>
          <table:table-cell office:value-type="float" office:value="0.129" calcext:value-type="float">
            <text:p>0.129</text:p>
          </table:table-cell>
          <table:table-cell office:value-type="float" office:value="-0.217" calcext:value-type="float">
            <text:p>-0.217</text:p>
          </table:table-cell>
          <table:table-cell office:value-type="float" office:value="288.0346975" calcext:value-type="float">
            <text:p>288.0346975</text:p>
          </table:table-cell>
          <table:table-cell office:value-type="float" office:value="40.99306225" calcext:value-type="float">
            <text:p>40.99306225</text:p>
          </table:table-cell>
          <table:table-cell office:value-type="float" office:value="13.57" calcext:value-type="float">
            <text:p>13.57</text:p>
          </table:table-cell>
        </table:table-row>
        <table:table-row table:style-name="ro1">
          <table:table-cell table:style-name="ce1" office:value-type="string" calcext:value-type="string">
            <text:p>50%</text:p>
          </table:table-cell>
          <table:table-cell office:value-type="float" office:value="4697.5" calcext:value-type="float">
            <text:p>4697.5</text:p>
          </table:table-cell>
          <table:table-cell office:value-type="float" office:value="8105558.5" calcext:value-type="float">
            <text:p>8105558.5</text:p>
          </table:table-cell>
          <table:table-cell office:value-type="float" office:value="0.987" calcext:value-type="float">
            <text:p>0.9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27865116" calcext:value-type="float">
            <text:p>13.27865116</text:p>
          </table:table-cell>
          <table:table-cell office:value-type="float" office:value="0.0001184" calcext:value-type="float">
            <text:p>0.0001184</text:p>
          </table:table-cell>
          <table:table-cell office:value-type="float" office:value="-0.0001184" calcext:value-type="float">
            <text:p>-0.0001184</text:p>
          </table:table-cell>
          <table:table-cell office:value-type="float" office:value="138.474565" calcext:value-type="float">
            <text:p>138.474565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-0.00769" calcext:value-type="float">
            <text:p>-0.00769</text:p>
          </table:table-cell>
          <table:table-cell office:value-type="float" office:value="0.396" calcext:value-type="float">
            <text:p>0.396</text:p>
          </table:table-cell>
          <table:table-cell office:value-type="float" office:value="0.223" calcext:value-type="float">
            <text:p>0.223</text:p>
          </table:table-cell>
          <table:table-cell office:value-type="float" office:value="-0.2803" calcext:value-type="float">
            <text:p>-0.2803</text:p>
          </table:table-cell>
          <table:table-cell office:value-type="float" office:value="3.44945" calcext:value-type="float">
            <text:p>3.44945</text:p>
          </table:table-cell>
          <table:table-cell office:value-type="float" office:value="0.243" calcext:value-type="float">
            <text:p>0.243</text:p>
          </table:table-cell>
          <table:table-cell office:value-type="float" office:value="-0.243" calcext:value-type="float">
            <text:p>-0.243</text:p>
          </table:table-cell>
          <table:table-cell office:value-type="float" office:value="257.9" calcext:value-type="float">
            <text:p>257.9</text:p>
          </table:table-cell>
          <table:table-cell office:value-type="float" office:value="22.6" calcext:value-type="float">
            <text:p>22.6</text:p>
          </table:table-cell>
          <table:table-cell office:value-type="float" office:value="-22.6" calcext:value-type="float">
            <text:p>-22.6</text:p>
          </table:table-cell>
          <table:table-cell office:value-type="float" office:value="1.78" calcext:value-type="float">
            <text:p>1.78</text:p>
          </table:table-cell>
          <table:table-cell office:value-type="float" office:value="0.38" calcext:value-type="float">
            <text:p>0.38</text:p>
          </table:table-cell>
          <table:table-cell office:value-type="float" office:value="-0.2" calcext:value-type="float">
            <text:p>-0.2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84.085" calcext:value-type="float">
            <text:p>84.085</text:p>
          </table:table-cell>
          <table:table-cell office:value-type="float" office:value="46.29" calcext:value-type="float">
            <text:p>46.29</text:p>
          </table:table-cell>
          <table:table-cell office:value-type="float" office:value="-25.5" calcext:value-type="float">
            <text:p>-25.5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  <table:table-cell office:value-type="float" office:value="5729" calcext:value-type="float">
            <text:p>5729</text:p>
          </table:table-cell>
          <table:table-cell office:value-type="float" office:value="154" calcext:value-type="float">
            <text:p>154</text:p>
          </table:table-cell>
          <table:table-cell office:value-type="float" office:value="-154" calcext:value-type="float">
            <text:p>-154</text:p>
          </table:table-cell>
          <table:table-cell office:value-type="float" office:value="4.444" calcext:value-type="float">
            <text:p>4.444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99" calcext:value-type="float">
            <text:p>0.99</text:p>
          </table:table-cell>
          <table:table-cell office:value-type="float" office:value="0.244" calcext:value-type="float">
            <text:p>0.244</text:p>
          </table:table-cell>
          <table:table-cell office:value-type="float" office:value="-0.107" calcext:value-type="float">
            <text:p>-0.107</text:p>
          </table:table-cell>
          <table:table-cell office:value-type="float" office:value="292.117185" calcext:value-type="float">
            <text:p>292.117185</text:p>
          </table:table-cell>
          <table:table-cell office:value-type="float" office:value="43.963123" calcext:value-type="float">
            <text:p>43.963123</text:p>
          </table:table-cell>
          <table:table-cell office:value-type="float" office:value="14.65" calcext:value-type="float">
            <text:p>14.65</text:p>
          </table:table-cell>
        </table:table-row>
        <table:table-row table:style-name="ro1">
          <table:table-cell table:style-name="ce1" office:value-type="string" calcext:value-type="string">
            <text:p>75%</text:p>
          </table:table-cell>
          <table:table-cell office:value-type="float" office:value="7097.25" calcext:value-type="float">
            <text:p>7097.25</text:p>
          </table:table-cell>
          <table:table-cell office:value-type="float" office:value="9896018" calcext:value-type="float">
            <text:p>98960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.30374665" calcext:value-type="float">
            <text:p>59.30374665</text:p>
          </table:table-cell>
          <table:table-cell office:value-type="float" office:value="0.0007006" calcext:value-type="float">
            <text:p>0.0007006</text:p>
          </table:table-cell>
          <table:table-cell office:value-type="float" office:value="-0.000028025" calcext:value-type="float">
            <text:p>-2.8025E-05</text:p>
          </table:table-cell>
          <table:table-cell office:value-type="float" office:value="169.5984" calcext:value-type="float">
            <text:p>169.5984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3645" calcext:value-type="float">
            <text:p>-0.003645</text:p>
          </table:table-cell>
          <table:table-cell office:value-type="float" office:value="0.77" calcext:value-type="float">
            <text:p>0.77</text:p>
          </table:table-cell>
          <table:table-cell office:value-type="float" office:value="0.3704" calcext:value-type="float">
            <text:p>0.3704</text:p>
          </table:table-cell>
          <table:table-cell office:value-type="float" office:value="-0.09385" calcext:value-type="float">
            <text:p>-0.09385</text:p>
          </table:table-cell>
          <table:table-cell office:value-type="float" office:value="5.78625" calcext:value-type="float">
            <text:p>5.78625</text:p>
          </table:table-cell>
          <table:table-cell office:value-type="float" office:value="0.451" calcext:value-type="float">
            <text:p>0.451</text:p>
          </table:table-cell>
          <table:table-cell office:value-type="float" office:value="-0.129" calcext:value-type="float">
            <text:p>-0.129</text:p>
          </table:table-cell>
          <table:table-cell office:value-type="float" office:value="593.4" calcext:value-type="float">
            <text:p>593.4</text:p>
          </table:table-cell>
          <table:table-cell office:value-type="float" office:value="41.75" calcext:value-type="float">
            <text:p>41.75</text:p>
          </table:table-cell>
          <table:table-cell office:value-type="float" office:value="-11.1" calcext:value-type="float">
            <text:p>-11.1</text:p>
          </table:table-cell>
          <table:table-cell office:value-type="float" office:value="2.99" calcext:value-type="float">
            <text:p>2.99</text:p>
          </table:table-cell>
          <table:table-cell office:value-type="float" office:value="0.77" calcext:value-type="float">
            <text:p>0.77</text:p>
          </table:table-cell>
          <table:table-cell office:value-type="float" office:value="-0.11" calcext:value-type="float">
            <text:p>-0.11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335.38" calcext:value-type="float">
            <text:p>335.38</text:p>
          </table:table-cell>
          <table:table-cell office:value-type="float" office:value="203.7675" calcext:value-type="float">
            <text:p>203.7675</text:p>
          </table:table-cell>
          <table:table-cell office:value-type="float" office:value="-3.7825" calcext:value-type="float">
            <text:p>-3.7825</text:p>
          </table:table-cell>
          <table:table-cell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  <table:table-cell office:value-type="float" office:value="6068" calcext:value-type="float">
            <text:p>6068</text:p>
          </table:table-cell>
          <table:table-cell office:value-type="float" office:value="171" calcext:value-type="float">
            <text:p>171</text:p>
          </table:table-cell>
          <table:table-cell office:value-type="float" office:value="-102" calcext:value-type="float">
            <text:p>-102</text:p>
          </table:table-cell>
          <table:table-cell office:value-type="float" office:value="4.544" calcext:value-type="float">
            <text:p>4.544</text:p>
          </table:table-cell>
          <table:table-cell office:value-type="float" office:value="0.141" calcext:value-type="float">
            <text:p>0.141</text:p>
          </table:table-cell>
          <table:table-cell office:value-type="float" office:value="-0.085" calcext:value-type="float">
            <text:p>-0.085</text:p>
          </table:table-cell>
          <table:table-cell office:value-type="float" office:value="1.286" calcext:value-type="float">
            <text:p>1.286</text:p>
          </table:table-cell>
          <table:table-cell office:value-type="float" office:value="0.357" calcext:value-type="float">
            <text:p>0.357</text:p>
          </table:table-cell>
          <table:table-cell office:value-type="float" office:value="-0.068" calcext:value-type="float">
            <text:p>-0.068</text:p>
          </table:table-cell>
          <table:table-cell office:value-type="float" office:value="295.640205" calcext:value-type="float">
            <text:p>295.640205</text:p>
          </table:table-cell>
          <table:table-cell office:value-type="float" office:value="46.7546385" calcext:value-type="float">
            <text:p>46.7546385</text:p>
          </table:table-cell>
          <table:table-cell office:value-type="float" office:value="15.3675" calcext:value-type="float">
            <text:p>15.367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562" calcext:value-type="float">
            <text:p>9562</text:p>
          </table:table-cell>
          <table:table-cell office:value-type="float" office:value="12885212" calcext:value-type="float">
            <text:p>12885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995.7784" calcext:value-type="float">
            <text:p>129995.7784</text:p>
          </table:table-cell>
          <table:table-cell office:value-type="float" office:value="0.1416" calcext:value-type="float">
            <text:p>0.1416</text:p>
          </table:table-cell>
          <table:table-cell office:value-type="float" office:value="0" calcext:value-type="float">
            <text:p>0</text:p>
          </table:table-cell>
          <table:table-cell office:value-type="float" office:value="907.04471" calcext:value-type="float">
            <text:p>907.04471</text:p>
          </table:table-cell>
          <table:table-cell office:value-type="float" office:value="0.488" calcext:value-type="float">
            <text:p>0.488</text:p>
          </table:table-cell>
          <table:table-cell office:value-type="float" office:value="-0.000015" calcext:value-type="float">
            <text:p>-1.5E-05</text:p>
          </table:table-cell>
          <table:table-cell office:value-type="float" office:value="64.5159" calcext:value-type="float">
            <text:p>64.5159</text:p>
          </table:table-cell>
          <table:table-cell office:value-type="float" office:value="72.99" calcext:value-type="float">
            <text:p>72.99</text:p>
          </table:table-cell>
          <table:table-cell office:value-type="float" office:value="0" calcext:value-type="float">
            <text:p>0</text:p>
          </table:table-cell>
          <table:table-cell office:value-type="float" office:value="44.35" calcext:value-type="float">
            <text:p>44.35</text:p>
          </table:table-cell>
          <table:table-cell office:value-type="float" office:value="13.2" calcext:value-type="float">
            <text:p>13.2</text:p>
          </table:table-cell>
          <table:table-cell office:value-type="float" office:value="-0.00099" calcext:value-type="float">
            <text:p>-0.00099</text:p>
          </table:table-cell>
          <table:table-cell office:value-type="float" office:value="363130" calcext:value-type="float">
            <text:p>363130</text:p>
          </table:table-cell>
          <table:table-cell office:value-type="float" office:value="1977" calcext:value-type="float">
            <text:p>1977</text:p>
          </table:table-cell>
          <table:table-cell office:value-type="float" office:value="-0.8" calcext:value-type="float">
            <text:p>-0.8</text:p>
          </table:table-cell>
          <table:table-cell office:value-type="float" office:value="13333.5" calcext:value-type="float">
            <text:p>13333.5</text:p>
          </table:table-cell>
          <table:table-cell office:value-type="float" office:value="5171" calcext:value-type="float">
            <text:p>5171</text:p>
          </table:table-cell>
          <table:table-cell office:value-type="float" office:value="0" calcext:value-type="float">
            <text:p>0</text:p>
          </table:table-cell>
          <table:table-cell office:value-type="float" office:value="13184" calcext:value-type="float">
            <text:p>13184</text:p>
          </table:table-cell>
          <table:table-cell table:number-columns-repeated="2"/>
          <table:table-cell office:value-type="float" office:value="7165673.12" calcext:value-type="float">
            <text:p>7165673.12</text:p>
          </table:table-cell>
          <table:table-cell office:value-type="float" office:value="1752194.13" calcext:value-type="float">
            <text:p>1752194.13</text:p>
          </table:table-cell>
          <table:table-cell office:value-type="float" office:value="0" calcext:value-type="float">
            <text:p>0</text:p>
          </table:table-cell>
          <table:table-cell office:value-type="float" office:value="6788.8" calcext:value-type="float">
            <text:p>6788.8</text:p>
          </table:table-cell>
          <table:table-cell office:value-type="float" office:value="7" calcext:value-type="float">
            <text:p>7</text:p>
          </table:table-cell>
          <table:table-cell office:value-type="float" office:value="10894" calcext:value-type="float">
            <text:p>1089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5.364" calcext:value-type="float">
            <text:p>5.364</text:p>
          </table:table-cell>
          <table:table-cell office:value-type="float" office:value="1.232" calcext:value-type="float">
            <text:p>1.232</text:p>
          </table:table-cell>
          <table:table-cell office:value-type="float" office:value="0" calcext:value-type="float">
            <text:p>0</text:p>
          </table:table-cell>
          <table:table-cell office:value-type="float" office:value="152.969" calcext:value-type="float">
            <text:p>152.969</text:p>
          </table:table-cell>
          <table:table-cell office:value-type="float" office:value="15.454" calcext:value-type="float">
            <text:p>15.454</text:p>
          </table:table-cell>
          <table:table-cell office:value-type="float" office:value="0" calcext:value-type="float">
            <text:p>0</text:p>
          </table:table-cell>
          <table:table-cell office:value-type="float" office:value="301.6618" calcext:value-type="float">
            <text:p>301.6618</text:p>
          </table:table-cell>
          <table:table-cell office:value-type="float" office:value="52.220341" calcext:value-type="float">
            <text:p>52.220341</text:p>
          </table:table-cell>
          <table:table-cell office:value-type="float" office:value="17.305" calcext:value-type="float">
            <text:p>17.305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/>
          <table:table-cell office:value-type="string" calcext:value-type="string">
            <text:p>Confirmed</text:p>
          </table:table-cell>
          <table:table-cell table:number-columns-repeated="44"/>
        </table:table-row>
        <table:table-row table:style-name="ro1">
          <table:table-cell table:number-columns-repeated="46"/>
        </table:table-row>
        <table:table-row table:style-name="ro1">
          <table:table-cell/>
          <table:table-cell office:value-type="string" calcext:value-type="string">
            <text:p>rowid</text:p>
          </table:table-cell>
          <table:table-cell office:value-type="string" calcext:value-type="string">
            <text:p>kepid</text:p>
          </table:table-cell>
          <table:table-cell office:value-type="string" calcext:value-type="string">
            <text:p>koi_score</text:p>
          </table:table-cell>
          <table:table-cell office:value-type="string" calcext:value-type="string">
            <text:p>koi_fpflag_nt</text:p>
          </table:table-cell>
          <table:table-cell office:value-type="string" calcext:value-type="string">
            <text:p>koi_fpflag_ss</text:p>
          </table:table-cell>
          <table:table-cell office:value-type="string" calcext:value-type="string">
            <text:p>koi_fpflag_co</text:p>
          </table:table-cell>
          <table:table-cell office:value-type="string" calcext:value-type="string">
            <text:p>koi_fpflag_ec</text:p>
          </table:table-cell>
          <table:table-cell office:value-type="string" calcext:value-type="string">
            <text:p>koi_period</text:p>
          </table:table-cell>
          <table:table-cell office:value-type="string" calcext:value-type="string">
            <text:p>koi_period_err1</text:p>
          </table:table-cell>
          <table:table-cell office:value-type="string" calcext:value-type="string">
            <text:p>koi_period_err2</text:p>
          </table:table-cell>
          <table:table-cell office:value-type="string" calcext:value-type="string">
            <text:p>koi_time0bk</text:p>
          </table:table-cell>
          <table:table-cell office:value-type="string" calcext:value-type="string">
            <text:p>koi_time0bk_err1</text:p>
          </table:table-cell>
          <table:table-cell office:value-type="string" calcext:value-type="string">
            <text:p>koi_time0bk_err2</text:p>
          </table:table-cell>
          <table:table-cell office:value-type="string" calcext:value-type="string">
            <text:p>koi_impact</text:p>
          </table:table-cell>
          <table:table-cell office:value-type="string" calcext:value-type="string">
            <text:p>koi_impact_err1</text:p>
          </table:table-cell>
          <table:table-cell office:value-type="string" calcext:value-type="string">
            <text:p>koi_impact_err2</text:p>
          </table:table-cell>
          <table:table-cell office:value-type="string" calcext:value-type="string">
            <text:p>koi_duration</text:p>
          </table:table-cell>
          <table:table-cell office:value-type="string" calcext:value-type="string">
            <text:p>koi_duration_err1</text:p>
          </table:table-cell>
          <table:table-cell office:value-type="string" calcext:value-type="string">
            <text:p>koi_duration_err2</text:p>
          </table:table-cell>
          <table:table-cell office:value-type="string" calcext:value-type="string">
            <text:p>koi_depth</text:p>
          </table:table-cell>
          <table:table-cell office:value-type="string" calcext:value-type="string">
            <text:p>koi_depth_err1</text:p>
          </table:table-cell>
          <table:table-cell office:value-type="string" calcext:value-type="string">
            <text:p>koi_depth_err2</text:p>
          </table:table-cell>
          <table:table-cell office:value-type="string" calcext:value-type="string">
            <text:p>koi_prad</text:p>
          </table:table-cell>
          <table:table-cell office:value-type="string" calcext:value-type="string">
            <text:p>koi_prad_err1</text:p>
          </table:table-cell>
          <table:table-cell office:value-type="string" calcext:value-type="string">
            <text:p>koi_prad_err2</text:p>
          </table:table-cell>
          <table:table-cell office:value-type="string" calcext:value-type="string">
            <text:p>koi_teq</text:p>
          </table:table-cell>
          <table:table-cell office:value-type="string" calcext:value-type="string">
            <text:p>koi_teq_err1</text:p>
          </table:table-cell>
          <table:table-cell office:value-type="string" calcext:value-type="string">
            <text:p>koi_teq_err2</text:p>
          </table:table-cell>
          <table:table-cell office:value-type="string" calcext:value-type="string">
            <text:p>koi_insol</text:p>
          </table:table-cell>
          <table:table-cell office:value-type="string" calcext:value-type="string">
            <text:p>koi_insol_err1</text:p>
          </table:table-cell>
          <table:table-cell office:value-type="string" calcext:value-type="string">
            <text:p>koi_insol_err2</text:p>
          </table:table-cell>
          <table:table-cell office:value-type="string" calcext:value-type="string">
            <text:p>koi_model_snr</text:p>
          </table:table-cell>
          <table:table-cell office:value-type="string" calcext:value-type="string">
            <text:p>koi_tce_plnt_num</text:p>
          </table:table-cell>
          <table:table-cell office:value-type="string" calcext:value-type="string">
            <text:p>koi_steff</text:p>
          </table:table-cell>
          <table:table-cell office:value-type="string" calcext:value-type="string">
            <text:p>koi_steff_err1</text:p>
          </table:table-cell>
          <table:table-cell office:value-type="string" calcext:value-type="string">
            <text:p>koi_steff_err2</text:p>
          </table:table-cell>
          <table:table-cell office:value-type="string" calcext:value-type="string">
            <text:p>koi_slogg</text:p>
          </table:table-cell>
          <table:table-cell office:value-type="string" calcext:value-type="string">
            <text:p>koi_slogg_err1</text:p>
          </table:table-cell>
          <table:table-cell office:value-type="string" calcext:value-type="string">
            <text:p>koi_slogg_err2</text:p>
          </table:table-cell>
          <table:table-cell office:value-type="string" calcext:value-type="string">
            <text:p>koi_srad</text:p>
          </table:table-cell>
          <table:table-cell office:value-type="string" calcext:value-type="string">
            <text:p>koi_srad_err1</text:p>
          </table:table-cell>
          <table:table-cell office:value-type="string" calcext:value-type="string">
            <text:p>koi_srad_err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koi_kepmag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 office:value-type="float" office:value="2293" calcext:value-type="float">
            <text:p>2293</text:p>
          </table:table-cell>
          <table:table-cell office:value-type="float" office:value="2281" calcext:value-type="float">
            <text:p>2281</text:p>
          </table:table-cell>
          <table:table-cell table:number-columns-repeated="5" office:value-type="float" office:value="2293" calcext:value-type="float">
            <text:p>2293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2293" calcext:value-type="float">
            <text:p>2293</text:p>
          </table:table-cell>
          <table:table-cell table:number-columns-repeated="5" office:value-type="float" office:value="2292" calcext:value-type="float">
            <text:p>2292</text:p>
          </table:table-cell>
          <table:table-cell office:value-type="float" office:value="2293" calcext:value-type="float">
            <text:p>2293</text:p>
          </table:table-cell>
          <table:table-cell table:number-columns-repeated="9" office:value-type="float" office:value="2292" calcext:value-type="float">
            <text:p>2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292" calcext:value-type="float">
            <text:p>2292</text:p>
          </table:table-cell>
          <table:table-cell office:value-type="float" office:value="2285" calcext:value-type="float">
            <text:p>2285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2279" calcext:value-type="float">
            <text:p>2279</text:p>
          </table:table-cell>
          <table:table-cell table:number-columns-repeated="6" office:value-type="float" office:value="2292" calcext:value-type="float">
            <text:p>2292</text:p>
          </table:table-cell>
          <table:table-cell table:number-columns-repeated="3"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311.55211513301" calcext:value-type="float">
            <text:p>2311.55211513301</text:p>
          </table:table-cell>
          <table:table-cell office:value-type="float" office:value="8100779.31225469" calcext:value-type="float">
            <text:p>8100779.31225469</text:p>
          </table:table-cell>
          <table:table-cell office:value-type="float" office:value="0.962597106532224" calcext:value-type="float">
            <text:p>0.962597106532224</text:p>
          </table:table-cell>
          <table:table-cell office:value-type="float" office:value="0.00915830789358918" calcext:value-type="float">
            <text:p>0.009158307893589</text:p>
          </table:table-cell>
          <table:table-cell office:value-type="float" office:value="0.0113388573920628" calcext:value-type="float">
            <text:p>0.011338857392063</text:p>
          </table:table-cell>
          <table:table-cell office:value-type="float" office:value="0.00261665939816834" calcext:value-type="float">
            <text:p>0.002616659398168</text:p>
          </table:table-cell>
          <table:table-cell office:value-type="float" office:value="0.000436109899694723" calcext:value-type="float">
            <text:p>0.000436109899695</text:p>
          </table:table-cell>
          <table:table-cell office:value-type="float" office:value="27.0632105613249" calcext:value-type="float">
            <text:p>27.0632105613249</text:p>
          </table:table-cell>
          <table:table-cell office:value-type="float" office:value="0.000218221285340314" calcext:value-type="float">
            <text:p>0.00021822128534</text:p>
          </table:table-cell>
          <table:table-cell office:value-type="float" office:value="-0.000218221285340314" calcext:value-type="float">
            <text:p>-0.00021822128534</text:p>
          </table:table-cell>
          <table:table-cell office:value-type="float" office:value="157.262811937636" calcext:value-type="float">
            <text:p>157.262811937636</text:p>
          </table:table-cell>
          <table:table-cell office:value-type="float" office:value="0.00418420030541012" calcext:value-type="float">
            <text:p>0.00418420030541</text:p>
          </table:table-cell>
          <table:table-cell office:value-type="float" office:value="-0.00418420030541012" calcext:value-type="float">
            <text:p>-0.00418420030541</text:p>
          </table:table-cell>
          <table:table-cell office:value-type="float" office:value="0.426766753926701" calcext:value-type="float">
            <text:p>0.426766753926701</text:p>
          </table:table-cell>
          <table:table-cell office:value-type="float" office:value="0.29548730366492" calcext:value-type="float">
            <text:p>0.29548730366492</text:p>
          </table:table-cell>
          <table:table-cell office:value-type="float" office:value="-0.311627486910995" calcext:value-type="float">
            <text:p>-0.311627486910995</text:p>
          </table:table-cell>
          <table:table-cell office:value-type="float" office:value="4.30862366768427" calcext:value-type="float">
            <text:p>4.30862366768427</text:p>
          </table:table-cell>
          <table:table-cell office:value-type="float" office:value="0.122074114310646" calcext:value-type="float">
            <text:p>0.122074114310646</text:p>
          </table:table-cell>
          <table:table-cell office:value-type="float" office:value="-0.122074114310646" calcext:value-type="float">
            <text:p>-0.122074114310646</text:p>
          </table:table-cell>
          <table:table-cell office:value-type="float" office:value="1141.44633507853" calcext:value-type="float">
            <text:p>1141.44633507853</text:p>
          </table:table-cell>
          <table:table-cell office:value-type="float" office:value="22.374040139616" calcext:value-type="float">
            <text:p>22.374040139616</text:p>
          </table:table-cell>
          <table:table-cell office:value-type="float" office:value="-22.374040139616" calcext:value-type="float">
            <text:p>-22.374040139616</text:p>
          </table:table-cell>
          <table:table-cell office:value-type="float" office:value="2.87157068062827" calcext:value-type="float">
            <text:p>2.87157068062827</text:p>
          </table:table-cell>
          <table:table-cell office:value-type="float" office:value="0.476195462478187" calcext:value-type="float">
            <text:p>0.476195462478187</text:p>
          </table:table-cell>
          <table:table-cell office:value-type="float" office:value="-0.386247818499127" calcext:value-type="float">
            <text:p>-0.386247818499127</text:p>
          </table:table-cell>
          <table:table-cell office:value-type="float" office:value="839.125654450262" calcext:value-type="float">
            <text:p>839.125654450262</text:p>
          </table:table-cell>
          <table:table-cell table:number-columns-repeated="2"/>
          <table:table-cell office:value-type="float" office:value="350.666138743456" calcext:value-type="float">
            <text:p>350.666138743456</text:p>
          </table:table-cell>
          <table:table-cell office:value-type="float" office:value="187.821666666667" calcext:value-type="float">
            <text:p>187.821666666667</text:p>
          </table:table-cell>
          <table:table-cell office:value-type="float" office:value="-132.031409249564" calcext:value-type="float">
            <text:p>-132.031409249564</text:p>
          </table:table-cell>
          <table:table-cell office:value-type="float" office:value="87.9232984293194" calcext:value-type="float">
            <text:p>87.9232984293194</text:p>
          </table:table-cell>
          <table:table-cell office:value-type="float" office:value="1.45120350109409" calcext:value-type="float">
            <text:p>1.45120350109409</text:p>
          </table:table-cell>
          <table:table-cell office:value-type="float" office:value="5477.9742582897" calcext:value-type="float">
            <text:p>5477.9742582897</text:p>
          </table:table-cell>
          <table:table-cell office:value-type="float" office:value="116.87260034904" calcext:value-type="float">
            <text:p>116.87260034904</text:p>
          </table:table-cell>
          <table:table-cell office:value-type="float" office:value="-124.1847301448" calcext:value-type="float">
            <text:p>-124.1847301448</text:p>
          </table:table-cell>
          <table:table-cell office:value-type="float" office:value="4.41075392670158" calcext:value-type="float">
            <text:p>4.41075392670158</text:p>
          </table:table-cell>
          <table:table-cell office:value-type="float" office:value="0.0897626527050614" calcext:value-type="float">
            <text:p>0.089762652705061</text:p>
          </table:table-cell>
          <table:table-cell office:value-type="float" office:value="-0.106139616055847" calcext:value-type="float">
            <text:p>-0.106139616055847</text:p>
          </table:table-cell>
          <table:table-cell office:value-type="float" office:value="1.06654842931937" calcext:value-type="float">
            <text:p>1.06654842931937</text:p>
          </table:table-cell>
          <table:table-cell office:value-type="float" office:value="0.175214223385689" calcext:value-type="float">
            <text:p>0.175214223385689</text:p>
          </table:table-cell>
          <table:table-cell office:value-type="float" office:value="-0.149531413612565" calcext:value-type="float">
            <text:p>-0.149531413612565</text:p>
          </table:table-cell>
          <table:table-cell office:value-type="float" office:value="290.939881648495" calcext:value-type="float">
            <text:p>290.939881648495</text:p>
          </table:table-cell>
          <table:table-cell office:value-type="float" office:value="44.3660005211512" calcext:value-type="float">
            <text:p>44.3660005211512</text:p>
          </table:table-cell>
          <table:table-cell office:value-type="float" office:value="14.3370510248583" calcext:value-type="float">
            <text:p>14.3370510248583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717.24663278989" calcext:value-type="float">
            <text:p>1717.24663278989</text:p>
          </table:table-cell>
          <table:table-cell office:value-type="float" office:value="2584140.44913738" calcext:value-type="float">
            <text:p>2584140.44913738</text:p>
          </table:table-cell>
          <table:table-cell office:value-type="float" office:value="0.144497585029451" calcext:value-type="float">
            <text:p>0.144497585029451</text:p>
          </table:table-cell>
          <table:table-cell office:value-type="float" office:value="0.0952805985861952" calcext:value-type="float">
            <text:p>0.095280598586195</text:p>
          </table:table-cell>
          <table:table-cell office:value-type="float" office:value="0.105901741041341" calcext:value-type="float">
            <text:p>0.105901741041341</text:p>
          </table:table-cell>
          <table:table-cell office:value-type="float" office:value="0.0510974671917106" calcext:value-type="float">
            <text:p>0.051097467191711</text:p>
          </table:table-cell>
          <table:table-cell office:value-type="float" office:value="0.0208832444724167" calcext:value-type="float">
            <text:p>0.020883244472417</text:p>
          </table:table-cell>
          <table:table-cell office:value-type="float" office:value="54.0186025361585" calcext:value-type="float">
            <text:p>54.0186025361585</text:p>
          </table:table-cell>
          <table:table-cell table:number-columns-repeated="2" office:value-type="float" office:value="0.00127246542442556" calcext:value-type="float">
            <text:p>0.001272465424426</text:p>
          </table:table-cell>
          <table:table-cell office:value-type="float" office:value="42.4794392691965" calcext:value-type="float">
            <text:p>42.4794392691965</text:p>
          </table:table-cell>
          <table:table-cell table:number-columns-repeated="2" office:value-type="float" office:value="0.00964302728536388" calcext:value-type="float">
            <text:p>0.009643027285364</text:p>
          </table:table-cell>
          <table:table-cell office:value-type="float" office:value="0.332200302183977" calcext:value-type="float">
            <text:p>0.332200302183977</text:p>
          </table:table-cell>
          <table:table-cell office:value-type="float" office:value="2.5664849099921" calcext:value-type="float">
            <text:p>2.5664849099921</text:p>
          </table:table-cell>
          <table:table-cell office:value-type="float" office:value="0.270369963038205" calcext:value-type="float">
            <text:p>0.270369963038205</text:p>
          </table:table-cell>
          <table:table-cell office:value-type="float" office:value="2.72148170476566" calcext:value-type="float">
            <text:p>2.72148170476566</text:p>
          </table:table-cell>
          <table:table-cell table:number-columns-repeated="2" office:value-type="float" office:value="0.165387858474609" calcext:value-type="float">
            <text:p>0.165387858474609</text:p>
          </table:table-cell>
          <table:table-cell office:value-type="float" office:value="2686.20821933054" calcext:value-type="float">
            <text:p>2686.20821933054</text:p>
          </table:table-cell>
          <table:table-cell table:number-columns-repeated="2" office:value-type="float" office:value="73.8242529025874" calcext:value-type="float">
            <text:p>73.8242529025874</text:p>
          </table:table-cell>
          <table:table-cell office:value-type="float" office:value="3.36112877165099" calcext:value-type="float">
            <text:p>3.36112877165099</text:p>
          </table:table-cell>
          <table:table-cell office:value-type="float" office:value="0.799047180410772" calcext:value-type="float">
            <text:p>0.799047180410772</text:p>
          </table:table-cell>
          <table:table-cell office:value-type="float" office:value="0.947810620413679" calcext:value-type="float">
            <text:p>0.947810620413679</text:p>
          </table:table-cell>
          <table:table-cell office:value-type="float" office:value="386.740567017484" calcext:value-type="float">
            <text:p>386.740567017484</text:p>
          </table:table-cell>
          <table:table-cell table:number-columns-repeated="2"/>
          <table:table-cell office:value-type="float" office:value="1223.67572999991" calcext:value-type="float">
            <text:p>1223.67572999991</text:p>
          </table:table-cell>
          <table:table-cell office:value-type="float" office:value="879.152340194025" calcext:value-type="float">
            <text:p>879.152340194025</text:p>
          </table:table-cell>
          <table:table-cell office:value-type="float" office:value="776.211852415704" calcext:value-type="float">
            <text:p>776.211852415704</text:p>
          </table:table-cell>
          <table:table-cell office:value-type="float" office:value="284.085640544581" calcext:value-type="float">
            <text:p>284.085640544581</text:p>
          </table:table-cell>
          <table:table-cell office:value-type="float" office:value="0.822145646090342" calcext:value-type="float">
            <text:p>0.822145646090342</text:p>
          </table:table-cell>
          <table:table-cell office:value-type="float" office:value="677.133088342569" calcext:value-type="float">
            <text:p>677.133088342569</text:p>
          </table:table-cell>
          <table:table-cell office:value-type="float" office:value="43.0696795141719" calcext:value-type="float">
            <text:p>43.0696795141719</text:p>
          </table:table-cell>
          <table:table-cell office:value-type="float" office:value="52.0777228151577" calcext:value-type="float">
            <text:p>52.0777228151577</text:p>
          </table:table-cell>
          <table:table-cell office:value-type="float" office:value="0.235333374440518" calcext:value-type="float">
            <text:p>0.235333374440518</text:p>
          </table:table-cell>
          <table:table-cell office:value-type="float" office:value="0.0788248944314874" calcext:value-type="float">
            <text:p>0.078824894431487</text:p>
          </table:table-cell>
          <table:table-cell office:value-type="float" office:value="0.0646951327538245" calcext:value-type="float">
            <text:p>0.064695132753825</text:p>
          </table:table-cell>
          <table:table-cell office:value-type="float" office:value="0.642966792125898" calcext:value-type="float">
            <text:p>0.642966792125898</text:p>
          </table:table-cell>
          <table:table-cell office:value-type="float" office:value="0.143469501830935" calcext:value-type="float">
            <text:p>0.143469501830935</text:p>
          </table:table-cell>
          <table:table-cell office:value-type="float" office:value="0.225405454302748" calcext:value-type="float">
            <text:p>0.225405454302748</text:p>
          </table:table-cell>
          <table:table-cell office:value-type="float" office:value="4.75796170299046" calcext:value-type="float">
            <text:p>4.75796170299046</text:p>
          </table:table-cell>
          <table:table-cell office:value-type="float" office:value="3.56798522247539" calcext:value-type="float">
            <text:p>3.56798522247539</text:p>
          </table:table-cell>
          <table:table-cell office:value-type="float" office:value="1.22706520772518" calcext:value-type="float">
            <text:p>1.227065207725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float" office:value="757450" calcext:value-type="float">
            <text:p>7574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1842017" calcext:value-type="float">
            <text:p>0.341842017</text:p>
          </table:table-cell>
          <table:table-cell office:value-type="float" office:value="0.000000027" calcext:value-type="float">
            <text:p>2.7E-08</text:p>
          </table:table-cell>
          <table:table-cell office:value-type="float" office:value="-0.05099" calcext:value-type="float">
            <text:p>-0.05099</text:p>
          </table:table-cell>
          <table:table-cell office:value-type="float" office:value="120.5659254" calcext:value-type="float">
            <text:p>120.5659254</text:p>
          </table:table-cell>
          <table:table-cell office:value-type="float" office:value="0.0000087" calcext:value-type="float">
            <text:p>8.7E-06</text:p>
          </table:table-cell>
          <table:table-cell office:value-type="float" office:value="-0.345" calcext:value-type="float">
            <text:p>-0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38" calcext:value-type="float">
            <text:p>-6.938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-5.9" calcext:value-type="float">
            <text:p>-5.9</text:p>
          </table:table-cell>
          <table:table-cell office:value-type="float" office:value="12.2" calcext:value-type="float">
            <text:p>12.2</text:p>
          </table:table-cell>
          <table:table-cell office:value-type="float" office:value="1.1" calcext:value-type="float">
            <text:p>1.1</text:p>
          </table:table-cell>
          <table:table-cell office:value-type="float" office:value="-2312" calcext:value-type="float">
            <text:p>-2312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-31.9" calcext:value-type="float">
            <text:p>-31.9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28302.96" calcext:value-type="float">
            <text:p>-28302.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  <table:table-cell office:value-type="float" office:value="-712" calcext:value-type="float">
            <text:p>-712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  <table:table-cell office:value-type="float" office:value="-0.748" calcext:value-type="float">
            <text:p>-0.748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-4.943" calcext:value-type="float">
            <text:p>-4.943</text:p>
          </table:table-cell>
          <table:table-cell office:value-type="float" office:value="280.2066" calcext:value-type="float">
            <text:p>280.2066</text:p>
          </table:table-cell>
          <table:table-cell office:value-type="float" office:value="36.577381" calcext:value-type="float">
            <text:p>36.577381</text:p>
          </table:table-cell>
          <table:table-cell office:value-type="float" office:value="8.224" calcext:value-type="float">
            <text:p>8.224</text:p>
          </table:table-cell>
        </table:table-row>
        <table:table-row table:style-name="ro1">
          <table:table-cell table:style-name="ce1" office:value-type="string" calcext:value-type="string">
            <text:p>25%</text:p>
          </table:table-cell>
          <table:table-cell office:value-type="float" office:value="1066" calcext:value-type="float">
            <text:p>1066</text:p>
          </table:table-cell>
          <table:table-cell office:value-type="float" office:value="6152974" calcext:value-type="float">
            <text:p>6152974</text:p>
          </table:table-cell>
          <table:table-cell office:value-type="float" office:value="0.993" calcext:value-type="float">
            <text:p>0.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082748362" calcext:value-type="float">
            <text:p>5.082748362</text:p>
          </table:table-cell>
          <table:table-cell office:value-type="float" office:value="0.000011345" calcext:value-type="float">
            <text:p>1.1345E-05</text:p>
          </table:table-cell>
          <table:table-cell office:value-type="float" office:value="-0.000124075" calcext:value-type="float">
            <text:p>-0.000124075</text:p>
          </table:table-cell>
          <table:table-cell office:value-type="float" office:value="134.20642" calcext:value-type="float">
            <text:p>134.20642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-0.0049625" calcext:value-type="float">
            <text:p>-0.004962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4475" calcext:value-type="float">
            <text:p>0.04475</text:p>
          </table:table-cell>
          <table:table-cell office:value-type="float" office:value="-0.51325" calcext:value-type="float">
            <text:p>-0.51325</text:p>
          </table:table-cell>
          <table:table-cell office:value-type="float" office:value="2.5146" calcext:value-type="float">
            <text:p>2.5146</text:p>
          </table:table-cell>
          <table:table-cell office:value-type="float" office:value="0.051575" calcext:value-type="float">
            <text:p>0.051575</text:p>
          </table:table-cell>
          <table:table-cell office:value-type="float" office:value="-0.153" calcext:value-type="float">
            <text:p>-0.153</text:p>
          </table:table-cell>
          <table:table-cell office:value-type="float" office:value="220.65" calcext:value-type="float">
            <text:p>220.65</text:p>
          </table:table-cell>
          <table:table-cell office:value-type="float" office:value="7.8" calcext:value-type="float">
            <text:p>7.8</text:p>
          </table:table-cell>
          <table:table-cell office:value-type="float" office:value="-25" calcext:value-type="float">
            <text:p>-25</text:p>
          </table:table-cell>
          <table:table-cell office:value-type="float" office:value="1.53" calcext:value-type="float">
            <text:p>1.53</text:p>
          </table:table-cell>
          <table:table-cell office:value-type="float" office:value="0.16" calcext:value-type="float">
            <text:p>0.16</text:p>
          </table:table-cell>
          <table:table-cell office:value-type="float" office:value="-0.37" calcext:value-type="float">
            <text:p>-0.37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22.205" calcext:value-type="float">
            <text:p>22.205</text:p>
          </table:table-cell>
          <table:table-cell office:value-type="float" office:value="8.3075" calcext:value-type="float">
            <text:p>8.3075</text:p>
          </table:table-cell>
          <table:table-cell office:value-type="float" office:value="-78.75" calcext:value-type="float">
            <text:p>-78.75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5171" calcext:value-type="float">
            <text:p>5171</text:p>
          </table:table-cell>
          <table:table-cell office:value-type="float" office:value="82" calcext:value-type="float">
            <text:p>82</text:p>
          </table:table-cell>
          <table:table-cell office:value-type="float" office:value="-152" calcext:value-type="float">
            <text:p>-152</text:p>
          </table:table-cell>
          <table:table-cell office:value-type="float" office:value="4.287" calcext:value-type="float">
            <text:p>4.287</text:p>
          </table:table-cell>
          <table:table-cell office:value-type="float" office:value="0.036" calcext:value-type="float">
            <text:p>0.036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80775" calcext:value-type="float">
            <text:p>0.80775</text:p>
          </table:table-cell>
          <table:table-cell office:value-type="float" office:value="0.066" calcext:value-type="float">
            <text:p>0.066</text:p>
          </table:table-cell>
          <table:table-cell office:value-type="float" office:value="-0.16125" calcext:value-type="float">
            <text:p>-0.16125</text:p>
          </table:table-cell>
          <table:table-cell office:value-type="float" office:value="287.25668" calcext:value-type="float">
            <text:p>287.25668</text:p>
          </table:table-cell>
          <table:table-cell office:value-type="float" office:value="41.4646" calcext:value-type="float">
            <text:p>41.4646</text:p>
          </table:table-cell>
          <table:table-cell office:value-type="float" office:value="13.659" calcext:value-type="float">
            <text:p>13.659</text:p>
          </table:table-cell>
        </table:table-row>
        <table:table-row table:style-name="ro1">
          <table:table-cell table:style-name="ce1" office:value-type="string" calcext:value-type="string">
            <text:p>50%</text:p>
          </table:table-cell>
          <table:table-cell office:value-type="float" office:value="1988" calcext:value-type="float">
            <text:p>1988</text:p>
          </table:table-cell>
          <table:table-cell office:value-type="float" office:value="8355239" calcext:value-type="float">
            <text:p>83552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32269749" calcext:value-type="float">
            <text:p>11.32269749</text:p>
          </table:table-cell>
          <table:table-cell office:value-type="float" office:value="0.000036885" calcext:value-type="float">
            <text:p>3.6885E-05</text:p>
          </table:table-cell>
          <table:table-cell office:value-type="float" office:value="-0.000036885" calcext:value-type="float">
            <text:p>-3.6885E-05</text:p>
          </table:table-cell>
          <table:table-cell office:value-type="float" office:value="140.53041" calcext:value-type="float">
            <text:p>140.53041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-0.00278" calcext:value-type="float">
            <text:p>-0.0027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85" calcext:value-type="float">
            <text:p>0.18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3.577" calcext:value-type="float">
            <text:p>3.577</text:p>
          </table:table-cell>
          <table:table-cell office:value-type="float" office:value="0.0879" calcext:value-type="float">
            <text:p>0.0879</text:p>
          </table:table-cell>
          <table:table-cell office:value-type="float" office:value="-0.0879" calcext:value-type="float">
            <text:p>-0.0879</text:p>
          </table:table-cell>
          <table:table-cell office:value-type="float" office:value="460.35" calcext:value-type="float">
            <text:p>460.35</text:p>
          </table:table-cell>
          <table:table-cell office:value-type="float" office:value="14.3" calcext:value-type="float">
            <text:p>14.3</text:p>
          </table:table-cell>
          <table:table-cell office:value-type="float" office:value="-14.3" calcext:value-type="float">
            <text:p>-14.3</text:p>
          </table:table-cell>
          <table:table-cell office:value-type="float" office:value="2.17" calcext:value-type="float">
            <text:p>2.17</text:p>
          </table:table-cell>
          <table:table-cell office:value-type="float" office:value="0.3" calcext:value-type="float">
            <text:p>0.3</text:p>
          </table:table-cell>
          <table:table-cell office:value-type="float" office:value="-0.21" calcext:value-type="float">
            <text:p>-0.21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87.915" calcext:value-type="float">
            <text:p>87.915</text:p>
          </table:table-cell>
          <table:table-cell office:value-type="float" office:value="35.665" calcext:value-type="float">
            <text:p>35.665</text:p>
          </table:table-cell>
          <table:table-cell office:value-type="float" office:value="-22.56" calcext:value-type="float">
            <text:p>-22.56</text:p>
          </table:table-cell>
          <table:table-cell office:value-type="float" office:value="31.6" calcext:value-type="float">
            <text:p>31.6</text:p>
          </table:table-cell>
          <table:table-cell office:value-type="float" office:value="1" calcext:value-type="float">
            <text:p>1</text:p>
          </table:table-cell>
          <table:table-cell office:value-type="float" office:value="5616" calcext:value-type="float">
            <text:p>5616</text:p>
          </table:table-cell>
          <table:table-cell office:value-type="float" office:value="107" calcext:value-type="float">
            <text:p>107</text:p>
          </table:table-cell>
          <table:table-cell office:value-type="float" office:value="-112" calcext:value-type="float">
            <text:p>-112</text:p>
          </table:table-cell>
          <table:table-cell office:value-type="float" office:value="4.455" calcext:value-type="float">
            <text:p>4.455</text:p>
          </table:table-cell>
          <table:table-cell office:value-type="float" office:value="0.064" calcext:value-type="float">
            <text:p>0.064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968" calcext:value-type="float">
            <text:p>0.968</text:p>
          </table:table-cell>
          <table:table-cell office:value-type="float" office:value="0.16" calcext:value-type="float">
            <text:p>0.16</text:p>
          </table:table-cell>
          <table:table-cell office:value-type="float" office:value="-0.0895" calcext:value-type="float">
            <text:p>-0.0895</text:p>
          </table:table-cell>
          <table:table-cell office:value-type="float" office:value="291.1376" calcext:value-type="float">
            <text:p>291.1376</text:p>
          </table:table-cell>
          <table:table-cell office:value-type="float" office:value="44.337551" calcext:value-type="float">
            <text:p>44.337551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 table:style-name="ce1" office:value-type="string" calcext:value-type="string">
            <text:p>75%</text:p>
          </table:table-cell>
          <table:table-cell office:value-type="float" office:value="3200" calcext:value-type="float">
            <text:p>3200</text:p>
          </table:table-cell>
          <table:table-cell office:value-type="float" office:value="10187017" calcext:value-type="float">
            <text:p>101870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5172744" calcext:value-type="float">
            <text:p>25.5172744</text:p>
          </table:table-cell>
          <table:table-cell office:value-type="float" office:value="0.000124075" calcext:value-type="float">
            <text:p>0.000124075</text:p>
          </table:table-cell>
          <table:table-cell office:value-type="float" office:value="-0.000011345" calcext:value-type="float">
            <text:p>-1.1345E-05</text:p>
          </table:table-cell>
          <table:table-cell office:value-type="float" office:value="171.30369" calcext:value-type="float">
            <text:p>171.30369</text:p>
          </table:table-cell>
          <table:table-cell office:value-type="float" office:value="0.0049625" calcext:value-type="float">
            <text:p>0.0049625</text:p>
          </table:table-cell>
          <table:table-cell office:value-type="float" office:value="-0.00142" calcext:value-type="float">
            <text:p>-0.00142</text:p>
          </table:table-cell>
          <table:table-cell office:value-type="float" office:value="0.74625" calcext:value-type="float">
            <text:p>0.74625</text:p>
          </table:table-cell>
          <table:table-cell office:value-type="float" office:value="0.354" calcext:value-type="float">
            <text:p>0.354</text:p>
          </table:table-cell>
          <table:table-cell office:value-type="float" office:value="-0.064" calcext:value-type="float">
            <text:p>-0.064</text:p>
          </table:table-cell>
          <table:table-cell office:value-type="float" office:value="5.307" calcext:value-type="float">
            <text:p>5.307</text:p>
          </table:table-cell>
          <table:table-cell office:value-type="float" office:value="0.153" calcext:value-type="float">
            <text:p>0.153</text:p>
          </table:table-cell>
          <table:table-cell office:value-type="float" office:value="-0.051575" calcext:value-type="float">
            <text:p>-0.051575</text:p>
          </table:table-cell>
          <table:table-cell office:value-type="float" office:value="896.2" calcext:value-type="float">
            <text:p>896.2</text:p>
          </table:table-cell>
          <table:table-cell office:value-type="float" office:value="25" calcext:value-type="float">
            <text:p>25</text:p>
          </table:table-cell>
          <table:table-cell office:value-type="float" office:value="-7.8" calcext:value-type="float">
            <text:p>-7.8</text:p>
          </table:table-cell>
          <table:table-cell office:value-type="float" office:value="2.94" calcext:value-type="float">
            <text:p>2.94</text:p>
          </table:table-cell>
          <table:table-cell office:value-type="float" office:value="0.54" calcext:value-type="float">
            <text:p>0.54</text:p>
          </table:table-cell>
          <table:table-cell office:value-type="float" office:value="-0.13" calcext:value-type="float">
            <text:p>-0.1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75.1175" calcext:value-type="float">
            <text:p>275.1175</text:p>
          </table:table-cell>
          <table:table-cell office:value-type="float" office:value="134.51" calcext:value-type="float">
            <text:p>134.51</text:p>
          </table:table-cell>
          <table:table-cell office:value-type="float" office:value="-5.225" calcext:value-type="float">
            <text:p>-5.225</text:p>
          </table:table-cell>
          <table:table-cell office:value-type="float" office:value="54.55" calcext:value-type="float">
            <text:p>54.55</text:p>
          </table:table-cell>
          <table:table-cell office:value-type="float" office:value="2" calcext:value-type="float">
            <text:p>2</text:p>
          </table:table-cell>
          <table:table-cell office:value-type="float" office:value="5929.5" calcext:value-type="float">
            <text:p>5929.5</text:p>
          </table:table-cell>
          <table:table-cell office:value-type="float" office:value="153" calcext:value-type="float">
            <text:p>153</text:p>
          </table:table-cell>
          <table:table-cell office:value-type="float" office:value="-83" calcext:value-type="float">
            <text:p>-83</text:p>
          </table:table-cell>
          <table:table-cell office:value-type="float" office:value="4.557" calcext:value-type="float">
            <text:p>4.557</text:p>
          </table:table-cell>
          <table:table-cell office:value-type="float" office:value="0.13" calcext:value-type="float">
            <text:p>0.13</text:p>
          </table:table-cell>
          <table:table-cell office:value-type="float" office:value="-0.052" calcext:value-type="float">
            <text:p>-0.052</text:p>
          </table:table-cell>
          <table:table-cell office:value-type="float" office:value="1.2" calcext:value-type="float">
            <text:p>1.2</text:p>
          </table:table-cell>
          <table:table-cell office:value-type="float" office:value="0.243" calcext:value-type="float">
            <text:p>0.243</text:p>
          </table:table-cell>
          <table:table-cell office:value-type="float" office:value="-0.055" calcext:value-type="float">
            <text:p>-0.055</text:p>
          </table:table-cell>
          <table:table-cell office:value-type="float" office:value="294.77686" calcext:value-type="float">
            <text:p>294.77686</text:p>
          </table:table-cell>
          <table:table-cell office:value-type="float" office:value="47.204449" calcext:value-type="float">
            <text:p>47.204449</text:p>
          </table:table-cell>
          <table:table-cell office:value-type="float" office:value="15.258" calcext:value-type="float">
            <text:p>15.25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541" calcext:value-type="float">
            <text:p>9541</text:p>
          </table:table-cell>
          <table:table-cell office:value-type="float" office:value="12834874" calcext:value-type="float">
            <text:p>1283487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71.232624" calcext:value-type="float">
            <text:p>1071.232624</text:p>
          </table:table-cell>
          <table:table-cell office:value-type="float" office:value="0.05099" calcext:value-type="float">
            <text:p>0.05099</text:p>
          </table:table-cell>
          <table:table-cell office:value-type="float" office:value="-0.000000027" calcext:value-type="float">
            <text:p>-2.7E-08</text:p>
          </table:table-cell>
          <table:table-cell office:value-type="float" office:value="589.71975" calcext:value-type="float">
            <text:p>589.71975</text:p>
          </table:table-cell>
          <table:table-cell office:value-type="float" office:value="0.345" calcext:value-type="float">
            <text:p>0.345</text:p>
          </table:table-cell>
          <table:table-cell office:value-type="float" office:value="-0.0000087" calcext:value-type="float">
            <text:p>-8.7E-06</text:p>
          </table:table-cell>
          <table:table-cell office:value-type="float" office:value="1.3" calcext:value-type="float">
            <text:p>1.3</text:p>
          </table:table-cell>
          <table:table-cell office:value-type="float" office:value="73.17" calcext:value-type="float">
            <text:p>73.17</text:p>
          </table:table-cell>
          <table:table-cell office:value-type="float" office:value="0" calcext:value-type="float">
            <text:p>0</text:p>
          </table:table-cell>
          <table:table-cell office:value-type="float" office:value="24.42" calcext:value-type="float">
            <text:p>24.42</text:p>
          </table:table-cell>
          <table:table-cell office:value-type="float" office:value="5.9" calcext:value-type="float">
            <text:p>5.9</text:p>
          </table:table-cell>
          <table:table-cell office:value-type="float" office:value="-0.00073" calcext:value-type="float">
            <text:p>-0.00073</text:p>
          </table:table-cell>
          <table:table-cell office:value-type="float" office:value="36912" calcext:value-type="float">
            <text:p>36912</text:p>
          </table:table-cell>
          <table:table-cell office:value-type="float" office:value="2312" calcext:value-type="float">
            <text:p>2312</text:p>
          </table:table-cell>
          <table:table-cell office:value-type="float" office:value="-1.1" calcext:value-type="float">
            <text:p>-1.1</text:p>
          </table:table-cell>
          <table:table-cell office:value-type="float" office:value="77.76" calcext:value-type="float">
            <text:p>77.76</text:p>
          </table:table-cell>
          <table:table-cell office:value-type="float" office:value="21.27" calcext:value-type="float">
            <text:p>21.27</text:p>
          </table:table-cell>
          <table:table-cell office:value-type="float" office:value="0" calcext:value-type="float">
            <text:p>0</text:p>
          </table:table-cell>
          <table:table-cell office:value-type="float" office:value="3559" calcext:value-type="float">
            <text:p>3559</text:p>
          </table:table-cell>
          <table:table-cell table:number-columns-repeated="2"/>
          <table:table-cell office:value-type="float" office:value="37958.27" calcext:value-type="float">
            <text:p>37958.27</text:p>
          </table:table-cell>
          <table:table-cell office:value-type="float" office:value="32770.23" calcext:value-type="float">
            <text:p>32770.23</text:p>
          </table:table-cell>
          <table:table-cell office:value-type="float" office:value="0" calcext:value-type="float">
            <text:p>0</text:p>
          </table:table-cell>
          <table:table-cell office:value-type="float" office:value="5945.9" calcext:value-type="float">
            <text:p>5945.9</text:p>
          </table:table-cell>
          <table:table-cell office:value-type="float" office:value="7" calcext:value-type="float">
            <text:p>7</text:p>
          </table:table-cell>
          <table:table-cell office:value-type="float" office:value="9565" calcext:value-type="float">
            <text:p>9565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5.274" calcext:value-type="float">
            <text:p>5.274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19.53" calcext:value-type="float">
            <text:p>19.53</text:p>
          </table:table-cell>
          <table:table-cell office:value-type="float" office:value="2.551" calcext:value-type="float">
            <text:p>2.551</text:p>
          </table:table-cell>
          <table:table-cell office:value-type="float" office:value="0" calcext:value-type="float">
            <text:p>0</text:p>
          </table:table-cell>
          <table:table-cell office:value-type="float" office:value="301.72076" calcext:value-type="float">
            <text:p>301.72076</text:p>
          </table:table-cell>
          <table:table-cell office:value-type="float" office:value="52.149132" calcext:value-type="float">
            <text:p>52.149132</text:p>
          </table:table-cell>
          <table:table-cell office:value-type="float" office:value="17.475" calcext:value-type="float">
            <text:p>17.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5T16:49:31.251628703</dc:date>
    <meta:editing-duration>PT3M23S</meta:editing-duration>
    <meta:editing-cycles>1</meta:editing-cycles>
    <meta:document-statistic meta:table-count="1" meta:cell-count="1200" meta:object-count="0"/>
    <meta:generator>LibreOffice/6.4.4.2$Linux_X86_64 LibreOffice_project/40$Build-2</meta:generator>
  </office:meta>
</office:document-meta>
</file>